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JetBrains Mono" svg:font-family="'JetBrains Mono'" style:font-family-generic="moder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0.202cm" fo:min-width="0.952cm"/>
      <style:paragraph-properties style:writing-mode="lr-tb"/>
    </style:style>
    <style:style style:name="gr2" style:family="graphic" style:parent-style-name="standard" style:list-style-name="L1">
      <style:graphic-properties svg:stroke-color="#000000" draw:fill="none" draw:textarea-horizontal-align="justify" draw:textarea-vertical-align="top" draw:auto-grow-height="true" fo:min-height="0cm" fo:min-width="0cm" fo:padding-top="0cm" fo:padding-bottom="0cm" fo:padding-left="0cm" fo:padding-right="0cm" fo:wrap-option="no-wrap"/>
      <style:paragraph-properties style:writing-mode="lr-tb"/>
    </style:style>
    <style:style style:name="gr3" style:family="graphic" style:parent-style-name="objectwithoutfill">
      <style:graphic-properties svg:stroke-color="#000000" draw:marker-end="Arrowheads_20_1" draw:marker-end-width="0.3cm" draw:fill="none" draw:textarea-vertical-align="middle"/>
    </style:style>
    <style:style style:name="gr4" style:family="graphic" style:parent-style-name="objectwithoutfill">
      <style:graphic-properties draw:textarea-horizontal-align="justify" draw:textarea-vertical-align="middle" draw:auto-grow-height="false" fo:min-height="0.104cm" fo:min-width="0cm"/>
    </style:style>
    <style:style style:name="gr5" style:family="graphic" style:parent-style-name="objectwithoutfill">
      <style:graphic-properties draw:stroke="none" draw:textarea-horizontal-align="justify" draw:textarea-vertical-align="middle" draw:auto-grow-height="false" fo:min-height="0.25cm" fo:min-width="0.75cm"/>
      <style:paragraph-properties style:writing-mode="lr-tb"/>
    </style:style>
    <style:style style:name="gr6" style:family="graphic" style:parent-style-name="standard" style:list-style-name="L1">
      <style:graphic-properties svg:stroke-color="#000000" draw:fill="none" draw:textarea-horizontal-align="justify" draw:textarea-vertical-align="top" draw:auto-grow-height="true" fo:min-height="0cm" fo:min-width="0cm" fo:padding-top="0cm" fo:padding-bottom="0cm" fo:padding-left="0cm" fo:padding-right="0cm" fo:wrap-option="no-wrap"/>
      <style:paragraph-properties style:writing-mode="lr-tb"/>
    </style:style>
    <style:style style:name="gr7" style:family="graphic" style:parent-style-name="objectwithoutfill">
      <style:graphic-properties draw:marker-end="Arrowheads_20_3" draw:marker-end-width="0.3cm" draw:fill="none" draw:textarea-vertical-align="middle"/>
    </style:style>
    <style:style style:name="gr8" style:family="graphic" style:parent-style-name="objectwithoutfill">
      <style:graphic-properties draw:textarea-horizontal-align="justify" draw:textarea-vertical-align="middle" draw:auto-grow-height="false" fo:min-height="1cm" fo:min-width="4.125cm"/>
      <style:paragraph-properties style:writing-mode="lr-tb"/>
    </style:style>
    <style:style style:name="gr9" style:family="graphic" style:parent-style-name="standard" style:list-style-name="L1">
      <style:graphic-properties svg:stroke-color="#000000" draw:fill="none" draw:textarea-horizontal-align="justify" draw:textarea-vertical-align="top" draw:auto-grow-height="true" fo:min-height="0cm" fo:min-width="0cm" fo:padding-top="0cm" fo:padding-bottom="0cm" fo:padding-left="0cm" fo:padding-right="0cm" fo:wrap-option="no-wrap"/>
      <style:paragraph-properties style:writing-mode="lr-tb"/>
    </style:style>
    <style:style style:name="gr10" style:family="graphic" style:parent-style-name="objectwithoutfill">
      <style:graphic-properties draw:marker-end="Arrowheads_20_9" draw:marker-end-width="0.3cm" draw:fill="none" draw:textarea-vertical-align="middle"/>
    </style:style>
    <style:style style:name="gr11" style:family="graphic" style:parent-style-name="standard" style:list-style-name="L1">
      <style:graphic-properties svg:stroke-color="#000000" draw:fill="none" draw:textarea-horizontal-align="justify" draw:textarea-vertical-align="top" draw:auto-grow-height="true" fo:min-height="0cm" fo:min-width="0cm" fo:padding-top="0cm" fo:padding-bottom="0cm" fo:padding-left="0cm" fo:padding-right="0cm" fo:wrap-option="no-wrap"/>
      <style:paragraph-properties style:writing-mode="lr-tb"/>
    </style:style>
    <style:style style:name="gr12" style:family="graphic" style:parent-style-name="objectwithoutfill">
      <style:graphic-properties draw:marker-end="Arrowheads_20_10" draw:marker-end-width="0.3cm" draw:fill="none" draw:textarea-vertical-align="middle"/>
    </style:style>
    <style:style style:name="gr13" style:family="graphic" style:parent-style-name="objectwithoutfill">
      <style:graphic-properties draw:marker-end="Arrowheads_20_13" draw:marker-end-width="0.3cm" draw:fill="none" draw:textarea-vertical-align="middle"/>
    </style:style>
    <style:style style:name="gr14" style:family="graphic" style:parent-style-name="objectwithoutfill">
      <style:graphic-properties draw:marker-end="Arrowheads_20_14" draw:marker-end-width="0.3cm" draw:fill="none" draw:textarea-vertical-align="middle"/>
    </style:style>
    <style:style style:name="gr15" style:family="graphic" style:parent-style-name="objectwithoutfill">
      <style:graphic-properties draw:marker-end="Arrowheads_20_15" draw:marker-end-width="0.3cm" draw:fill="none" draw:textarea-vertical-align="middle"/>
    </style:style>
    <style:style style:name="gr16" style:family="graphic" style:parent-style-name="objectwithoutfill">
      <style:graphic-properties draw:marker-end="Arrowheads_20_16" draw:marker-end-width="0.3cm" draw:fill="none" draw:textarea-vertical-align="middle"/>
    </style:style>
    <style:style style:name="gr17" style:family="graphic" style:parent-style-name="standard" style:list-style-name="L1">
      <style:graphic-properties svg:stroke-color="#000000" draw:fill="none" draw:textarea-horizontal-align="justify" draw:textarea-vertical-align="top" draw:auto-grow-height="true" fo:min-height="0cm" fo:min-width="0cm" fo:padding-top="0cm" fo:padding-bottom="0cm" fo:padding-left="0cm" fo:padding-right="0cm" fo:wrap-option="no-wrap"/>
      <style:paragraph-properties style:writing-mode="lr-tb"/>
    </style:style>
    <style:style style:name="gr18" style:family="graphic" style:parent-style-name="objectwithoutfill">
      <style:graphic-properties draw:marker-end="Arrowheads_20_17" draw:marker-end-width="0.3cm" draw:fill="none" draw:textarea-vertical-align="middle"/>
    </style:style>
    <style:style style:name="gr19" style:family="graphic" style:parent-style-name="standard" style:list-style-name="L1">
      <style:graphic-properties svg:stroke-color="#000000" draw:fill="none" draw:textarea-horizontal-align="justify" draw:textarea-vertical-align="top" draw:auto-grow-height="true" fo:min-height="0cm" fo:min-width="0cm" fo:padding-top="0cm" fo:padding-bottom="0cm" fo:padding-left="0cm" fo:padding-right="0cm" fo:wrap-option="no-wrap"/>
      <style:paragraph-properties style:writing-mode="lr-tb"/>
    </style:style>
    <style:style style:name="gr20" style:family="graphic" style:parent-style-name="objectwithoutfill">
      <style:graphic-properties draw:marker-end="Arrowheads_20_18" draw:marker-end-width="0.3cm" draw:fill="none" draw:textarea-vertical-align="middle"/>
    </style:style>
    <style:style style:name="gr21" style:family="graphic" style:parent-style-name="objectwithoutfill">
      <style:graphic-properties draw:fill="solid" draw:fill-color="#dddddd" draw:textarea-horizontal-align="justify" draw:textarea-vertical-align="middle" draw:auto-grow-height="false" fo:min-height="0.456cm" fo:min-width="0.206cm"/>
      <style:paragraph-properties style:writing-mode="lr-tb"/>
    </style:style>
    <style:style style:name="gr22" style:family="graphic" style:parent-style-name="objectwithoutfill">
      <style:graphic-properties draw:marker-end="Arrowheads_20_19" draw:marker-end-width="0.3cm" draw:fill="none" draw:textarea-vertical-align="middle"/>
    </style:style>
    <style:style style:name="gr23" style:family="graphic" style:parent-style-name="objectwithoutfill">
      <style:graphic-properties draw:marker-end="Arrowheads_20_20" draw:marker-end-width="0.3cm" draw:fill="none" draw:textarea-vertical-align="middle"/>
    </style:style>
    <style:style style:name="gr24" style:family="graphic" style:parent-style-name="standard" style:list-style-name="L1">
      <style:graphic-properties svg:stroke-color="#000000" draw:fill="none" draw:textarea-horizontal-align="justify" draw:textarea-vertical-align="top" draw:auto-grow-height="true" fo:min-height="0cm" fo:min-width="0cm" fo:padding-top="0cm" fo:padding-bottom="0cm" fo:padding-left="0cm" fo:padding-right="0cm" fo:wrap-option="no-wrap"/>
      <style:paragraph-properties style:writing-mode="lr-tb"/>
    </style:style>
    <style:style style:name="gr25" style:family="graphic" style:parent-style-name="objectwithoutfill">
      <style:graphic-properties draw:marker-end="Arrowheads_20_26" draw:marker-end-width="0.3cm" draw:fill="none" draw:textarea-vertical-align="middle"/>
    </style:style>
    <style:style style:name="gr26" style:family="graphic" style:parent-style-name="objectwithoutfill">
      <style:graphic-properties draw:marker-end="Arrowheads_20_29" draw:marker-end-width="0.3cm" draw:fill="none" draw:textarea-vertical-align="middle"/>
    </style:style>
    <style:style style:name="gr27" style:family="graphic" style:parent-style-name="standard" style:list-style-name="L1">
      <style:graphic-properties svg:stroke-color="#000000" draw:fill="none" draw:textarea-horizontal-align="justify" draw:textarea-vertical-align="top" draw:auto-grow-height="true" fo:min-height="0cm" fo:min-width="0cm" fo:padding-top="0cm" fo:padding-bottom="0cm" fo:padding-left="0cm" fo:padding-right="0cm" fo:wrap-option="no-wrap"/>
      <style:paragraph-properties style:writing-mode="lr-tb"/>
    </style:style>
    <style:style style:name="gr28" style:family="graphic" style:parent-style-name="standard" style:list-style-name="L1">
      <style:graphic-properties svg:stroke-color="#000000" draw:fill="none" draw:textarea-horizontal-align="justify" draw:textarea-vertical-align="top" draw:auto-grow-height="true" fo:min-height="0cm" fo:min-width="0cm" fo:padding-top="0cm" fo:padding-bottom="0cm" fo:padding-left="0cm" fo:padding-right="0cm" fo:wrap-option="no-wrap"/>
      <style:paragraph-properties style:writing-mode="lr-tb"/>
    </style:style>
    <style:style style:name="gr29" style:family="graphic" style:parent-style-name="objectwithoutfill">
      <style:graphic-properties draw:marker-end="Arrowheads_20_31" draw:marker-end-width="0.3cm" draw:fill="none" draw:textarea-vertical-align="middle"/>
    </style:style>
    <style:style style:name="gr30" style:family="graphic" style:parent-style-name="standard" style:list-style-name="L1">
      <style:graphic-properties svg:stroke-color="#000000" draw:fill="none" draw:textarea-horizontal-align="justify" draw:textarea-vertical-align="top" draw:auto-grow-height="true" fo:min-height="0cm" fo:min-width="0cm" fo:padding-top="0cm" fo:padding-bottom="0cm" fo:padding-left="0cm" fo:padding-right="0cm" fo:wrap-option="no-wrap"/>
      <style:paragraph-properties style:writing-mode="lr-tb"/>
    </style:style>
    <style:style style:name="gr31" style:family="graphic" style:parent-style-name="objectwithoutfill">
      <style:graphic-properties draw:marker-end="Arrowheads_20_32" draw:marker-end-width="0.3cm" draw:fill="none" draw:textarea-vertical-align="middle"/>
    </style:style>
    <style:style style:name="gr32" style:family="graphic" style:parent-style-name="objectwithoutfill">
      <style:graphic-properties draw:marker-end="Arrowheads_20_33" draw:marker-end-width="0.3cm" draw:fill="none" draw:textarea-vertical-align="middle"/>
    </style:style>
    <style:style style:name="gr33" style:family="graphic" style:parent-style-name="objectwithoutfill">
      <style:graphic-properties draw:marker-end="Arrowheads_20_34" draw:marker-end-width="0.3cm" draw:fill="none" draw:textarea-vertical-align="middle"/>
    </style:style>
    <style:style style:name="gr34" style:family="graphic" style:parent-style-name="objectwithoutfill">
      <style:graphic-properties draw:marker-end="Arrowheads_20_36" draw:marker-end-width="0.3cm" draw:fill="none" draw:textarea-vertical-align="middle"/>
    </style:style>
    <style:style style:name="gr35" style:family="graphic" style:parent-style-name="objectwithoutfill">
      <style:graphic-properties draw:marker-end="Arrowheads_20_37" draw:marker-end-width="0.3cm" draw:fill="none" draw:textarea-vertical-align="middle"/>
    </style:style>
    <style:style style:name="gr36" style:family="graphic" style:parent-style-name="objectwithoutfill">
      <style:graphic-properties draw:marker-end="Arrowheads_20_38" draw:marker-end-width="0.3cm" draw:fill="none" draw:textarea-vertical-align="middle"/>
    </style:style>
    <style:style style:name="gr37" style:family="graphic" style:parent-style-name="standard" style:list-style-name="L1">
      <style:graphic-properties svg:stroke-color="#000000" draw:fill="none" draw:textarea-horizontal-align="justify" draw:textarea-vertical-align="top" draw:auto-grow-height="true" fo:min-height="0cm" fo:min-width="0cm" fo:padding-top="0cm" fo:padding-bottom="0cm" fo:padding-left="0cm" fo:padding-right="0cm" fo:wrap-option="no-wrap"/>
      <style:paragraph-properties style:writing-mode="lr-tb"/>
    </style:style>
    <style:style style:name="gr38" style:family="graphic" style:parent-style-name="objectwithoutfill">
      <style:graphic-properties draw:marker-end="Arrowheads_20_40" draw:marker-end-width="0.3cm" draw:fill="none" draw:textarea-vertical-align="middle"/>
    </style:style>
    <style:style style:name="gr39" style:family="graphic" style:parent-style-name="objectwithoutfill">
      <style:graphic-properties draw:marker-end="Arrowheads_20_41" draw:marker-end-width="0.3cm" draw:fill="none" draw:textarea-vertical-align="middle"/>
    </style:style>
    <style:style style:name="gr40" style:family="graphic" style:parent-style-name="standard" style:list-style-name="L1">
      <style:graphic-properties svg:stroke-color="#000000" draw:fill="none" draw:textarea-horizontal-align="justify" draw:textarea-vertical-align="top" draw:auto-grow-height="true" fo:min-height="0cm" fo:min-width="0cm" fo:padding-top="0cm" fo:padding-bottom="0cm" fo:padding-left="0cm" fo:padding-right="0cm" fo:wrap-option="no-wrap"/>
      <style:paragraph-properties style:writing-mode="lr-tb"/>
    </style:style>
    <style:style style:name="gr41" style:family="graphic" style:parent-style-name="objectwithoutfill">
      <style:graphic-properties draw:marker-end="Arrowheads_20_42" draw:marker-end-width="0.3cm" draw:fill="none" draw:textarea-vertical-align="middle"/>
    </style:style>
    <style:style style:name="gr42" style:family="graphic" style:parent-style-name="objectwithoutfill">
      <style:graphic-properties draw:marker-end="Arrowheads_20_43" draw:marker-end-width="0.3cm" draw:fill="none" draw:textarea-vertical-align="middle"/>
    </style:style>
    <style:style style:name="gr43" style:family="graphic" style:parent-style-name="objectwithoutfill">
      <style:graphic-properties draw:marker-end="Arrowheads_20_44" draw:marker-end-width="0.3cm" draw:fill="none" draw:textarea-vertical-align="middle"/>
    </style:style>
    <style:style style:name="gr44" style:family="graphic" style:parent-style-name="objectwithoutfill">
      <style:graphic-properties draw:marker-end="Arrowheads_20_45" draw:marker-end-width="0.3cm" draw:fill="none" draw:textarea-vertical-align="middle"/>
    </style:style>
    <style:style style:name="gr45" style:family="graphic" style:parent-style-name="objectwithoutfill">
      <style:graphic-properties draw:marker-end="Arrowheads_20_46" draw:marker-end-width="0.3cm" draw:fill="none" draw:textarea-vertical-align="middle"/>
    </style:style>
    <style:style style:name="gr46" style:family="graphic" style:parent-style-name="objectwithoutfill">
      <style:graphic-properties draw:textarea-horizontal-align="justify" draw:textarea-vertical-align="middle" draw:auto-grow-height="false" fo:min-height="0.25cm" fo:min-width="1cm"/>
      <style:paragraph-properties style:writing-mode="lr-tb"/>
    </style:style>
    <style:style style:name="gr47" style:family="graphic" style:parent-style-name="objectwithoutfill">
      <style:graphic-properties draw:marker-end="Arrowheads_20_47" draw:marker-end-width="0.3cm" draw:fill="none" draw:textarea-vertical-align="middle"/>
    </style:style>
    <style:style style:name="gr48" style:family="graphic" style:parent-style-name="objectwithoutfill">
      <style:graphic-properties draw:textarea-horizontal-align="justify" draw:textarea-vertical-align="middle" draw:auto-grow-height="false" fo:min-height="0.25cm" fo:min-width="1.649cm"/>
      <style:paragraph-properties style:writing-mode="lr-tb"/>
    </style:style>
    <style:style style:name="gr49" style:family="graphic" style:parent-style-name="objectwithoutfill">
      <style:graphic-properties draw:marker-end="Arrowheads_20_48" draw:marker-end-width="0.3cm" draw:fill="none" draw:textarea-vertical-align="middle"/>
    </style:style>
    <style:style style:name="gr50" style:family="graphic" style:parent-style-name="objectwithoutfill">
      <style:graphic-properties draw:marker-end="Arrowheads_20_49" draw:marker-end-width="0.3cm" draw:fill="none" draw:textarea-vertical-align="middle"/>
    </style:style>
    <style:style style:name="gr51" style:family="graphic" style:parent-style-name="objectwithoutfill">
      <style:graphic-properties draw:marker-end="Arrowheads_20_50" draw:marker-end-width="0.3cm" draw:fill="none" draw:textarea-vertical-align="middle"/>
    </style:style>
    <style:style style:name="gr52" style:family="graphic" style:parent-style-name="objectwithoutfill">
      <style:graphic-properties draw:marker-end="Arrowheads_20_53" draw:marker-end-width="0.3cm" draw:fill="none" draw:textarea-vertical-align="middle"/>
    </style:style>
    <style:style style:name="gr53" style:family="graphic" style:parent-style-name="objectwithoutfill">
      <style:graphic-properties draw:marker-end="Arrowheads_20_54" draw:marker-end-width="0.3cm" draw:fill="none" draw:textarea-vertical-align="middle"/>
    </style:style>
    <style:style style:name="gr54" style:family="graphic" style:parent-style-name="objectwithoutfill">
      <style:graphic-properties draw:marker-end="Arrowheads_20_56" draw:marker-end-width="0.3cm" draw:fill="none" draw:textarea-vertical-align="middle"/>
    </style:style>
    <style:style style:name="gr55" style:family="graphic" style:parent-style-name="objectwithoutfill">
      <style:graphic-properties draw:marker-end="Arrowheads_20_57" draw:marker-end-width="0.3cm" draw:fill="none" draw:textarea-vertical-align="middle"/>
    </style:style>
    <style:style style:name="gr56" style:family="graphic" style:parent-style-name="objectwithoutfill">
      <style:graphic-properties draw:marker-end="Arrowheads_20_58" draw:marker-end-width="0.3cm" draw:fill="none" draw:textarea-vertical-align="middle"/>
    </style:style>
    <style:style style:name="gr57" style:family="graphic" style:parent-style-name="objectwithoutfill">
      <style:graphic-properties draw:marker-end="Arrowheads_20_59" draw:marker-end-width="0.3cm" draw:fill="none" draw:textarea-vertical-align="middle"/>
    </style:style>
    <style:style style:name="gr58" style:family="graphic" style:parent-style-name="objectwithoutfill">
      <style:graphic-properties draw:marker-end="Arrowheads_20_60" draw:marker-end-width="0.3cm" draw:fill="none" draw:textarea-vertical-align="middle"/>
    </style:style>
    <style:style style:name="gr59" style:family="graphic" style:parent-style-name="objectwithoutfill">
      <style:graphic-properties draw:marker-end="Arrowheads_20_61" draw:marker-end-width="0.3cm" draw:fill="none" draw:textarea-vertical-align="middle"/>
    </style:style>
    <style:style style:name="gr60" style:family="graphic" style:parent-style-name="objectwithoutfill">
      <style:graphic-properties draw:marker-end="Arrowheads_20_62" draw:marker-end-width="0.3cm" draw:fill="none" draw:textarea-vertical-align="middle"/>
    </style:style>
    <style:style style:name="gr61" style:family="graphic" style:parent-style-name="objectwithoutfill">
      <style:graphic-properties draw:marker-end="Arrowheads_20_63" draw:marker-end-width="0.3cm" draw:fill="none" draw:textarea-vertical-align="middle"/>
    </style:style>
    <style:style style:name="gr62" style:family="graphic" style:parent-style-name="objectwithoutfill">
      <style:graphic-properties draw:marker-end="Arrowheads_20_64" draw:marker-end-width="0.3cm" draw:fill="none" draw:textarea-vertical-align="middle"/>
    </style:style>
    <style:style style:name="gr63" style:family="graphic" style:parent-style-name="objectwithoutfill">
      <style:graphic-properties draw:marker-end="Arrowheads_20_65" draw:marker-end-width="0.3cm" draw:fill="none" draw:textarea-vertical-align="middle"/>
    </style:style>
    <style:style style:name="gr64" style:family="graphic" style:parent-style-name="objectwithoutfill">
      <style:graphic-properties draw:marker-end="Arrowheads_20_66" draw:marker-end-width="0.3cm" draw:fill="none" draw:textarea-vertical-align="middle"/>
    </style:style>
    <style:style style:name="gr65" style:family="graphic" style:parent-style-name="standard">
      <style:graphic-properties draw:stroke="none" svg:stroke-color="#000000" draw:fill="none" draw:fill-color="#ffffff" fo:min-height="2.6cm"/>
      <style:paragraph-properties style:writing-mode="lr-tb"/>
    </style:style>
    <style:style style:name="gr66" style:family="graphic" style:parent-style-name="standard" style:list-style-name="L1">
      <style:graphic-properties svg:stroke-color="#000000" draw:fill="none" draw:textarea-horizontal-align="justify" draw:textarea-vertical-align="top" draw:auto-grow-height="true" fo:min-height="0cm" fo:min-width="0cm" fo:padding-top="0cm" fo:padding-bottom="0cm" fo:padding-left="0cm" fo:padding-right="0cm" fo:wrap-option="no-wrap"/>
      <style:paragraph-properties style:writing-mode="lr-tb"/>
    </style:style>
    <style:style style:name="gr67" style:family="graphic" style:parent-style-name="objectwithoutfill">
      <style:graphic-properties draw:marker-end="Arrowheads_20_67" draw:marker-end-width="0.3cm" draw:fill="none" draw:textarea-vertical-align="middle"/>
    </style:style>
    <style:style style:name="gr68" style:family="graphic" style:parent-style-name="objectwithoutfill">
      <style:graphic-properties draw:marker-end="Arrowheads_20_68" draw:marker-end-width="0.3cm" draw:fill="none" draw:textarea-vertical-align="middle"/>
    </style:style>
    <style:style style:name="gr69" style:family="graphic" style:parent-style-name="objectwithoutfill">
      <style:graphic-properties draw:marker-end="Arrowheads_20_69" draw:marker-end-width="0.3cm" draw:fill="none" draw:textarea-vertical-align="middle"/>
    </style:style>
    <style:style style:name="gr70" style:family="graphic" style:parent-style-name="objectwithoutfill">
      <style:graphic-properties draw:marker-end="Arrowheads_20_70" draw:marker-end-width="0.3cm" draw:fill="none" draw:textarea-vertical-align="middle"/>
    </style:style>
    <style:style style:name="gr71" style:family="graphic" style:parent-style-name="objectwithoutfill">
      <style:graphic-properties draw:marker-end="Arrowheads_20_71" draw:marker-end-width="0.3cm" draw:fill="none" draw:textarea-vertical-align="middle"/>
    </style:style>
    <style:style style:name="gr72" style:family="graphic" style:parent-style-name="standard" style:list-style-name="L1">
      <style:graphic-properties svg:stroke-color="#000000" draw:fill="none" draw:textarea-horizontal-align="justify" draw:textarea-vertical-align="top" draw:auto-grow-height="true" fo:min-height="0cm" fo:min-width="0cm" fo:padding-top="0cm" fo:padding-bottom="0cm" fo:padding-left="0cm" fo:padding-right="0cm" fo:wrap-option="no-wrap"/>
      <style:paragraph-properties style:writing-mode="lr-tb"/>
    </style:style>
    <style:style style:name="gr73" style:family="graphic" style:parent-style-name="objectwithoutfill">
      <style:graphic-properties draw:marker-end="Arrowheads_20_72" draw:marker-end-width="0.3cm" draw:fill="none" draw:textarea-vertical-align="middle"/>
    </style:style>
    <style:style style:name="gr74" style:family="graphic" style:parent-style-name="objectwithoutfill">
      <style:graphic-properties draw:marker-end="Arrowheads_20_73" draw:marker-end-width="0.3cm" draw:fill="none" draw:textarea-vertical-align="middle"/>
    </style:style>
    <style:style style:name="gr75" style:family="graphic" style:parent-style-name="objectwithoutfill">
      <style:graphic-properties draw:marker-end="Arrowheads_20_74" draw:marker-end-width="0.3cm" draw:fill="none" draw:textarea-vertical-align="middle"/>
    </style:style>
    <style:style style:name="gr76" style:family="graphic" style:parent-style-name="objectwithoutfill">
      <style:graphic-properties draw:marker-end="Arrowheads_20_75" draw:marker-end-width="0.3cm" draw:fill="none" draw:textarea-vertical-align="middle"/>
    </style:style>
    <style:style style:name="gr77" style:family="graphic" style:parent-style-name="standard" style:list-style-name="L1">
      <style:graphic-properties svg:stroke-color="#000000" draw:fill="none" draw:textarea-horizontal-align="justify" draw:textarea-vertical-align="top" draw:auto-grow-height="true" fo:min-height="0cm" fo:min-width="0cm" fo:padding-top="0cm" fo:padding-bottom="0cm" fo:padding-left="0cm" fo:padding-right="0cm" fo:wrap-option="no-wrap"/>
      <style:paragraph-properties style:writing-mode="lr-tb"/>
    </style:style>
    <style:style style:name="gr78" style:family="graphic" style:parent-style-name="objectwithoutfill">
      <style:graphic-properties draw:marker-end="Arrowheads_20_76" draw:marker-end-width="0.3cm" draw:fill="none" draw:textarea-vertical-align="middle"/>
    </style:style>
    <style:style style:name="gr79" style:family="graphic" style:parent-style-name="objectwithoutfill">
      <style:graphic-properties draw:marker-end="Arrowheads_20_77" draw:marker-end-width="0.3cm" draw:fill="none" draw:textarea-vertical-align="middle"/>
    </style:style>
    <style:style style:name="gr80" style:family="graphic" style:parent-style-name="objectwithoutfill">
      <style:graphic-properties draw:marker-end="Arrowheads_20_78" draw:marker-end-width="0.3cm" draw:fill="none" draw:textarea-vertical-align="middle"/>
    </style:style>
    <style:style style:name="gr81" style:family="graphic" style:parent-style-name="objectwithoutfill">
      <style:graphic-properties draw:marker-end="Arrowheads_20_79" draw:marker-end-width="0.3cm" draw:fill="none" draw:textarea-vertical-align="middle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none"/>
      <style:paragraph-properties fo:text-align="center" style:writing-mode="lr-tb"/>
    </style:style>
    <style:style style:name="P3" style:family="paragraph">
      <style:paragraph-properties fo:text-align="center" style:writing-mode="lr-tb"/>
      <style:text-properties style:font-name="Liberation Sans" fo:font-size="12pt" style:letter-kerning="true" style:font-name-asian="Noto Sans CJK SC" style:font-size-asian="12pt" style:font-name-complex="Lohit Devanagari" style:font-size-complex="12pt"/>
    </style:style>
    <style:style style:name="P4" style:family="paragraph">
      <loext:graphic-properties draw:fill="none"/>
      <style:paragraph-properties fo:text-align="center" style:writing-mode="lr-tb"/>
      <style:text-properties style:font-name="Liberation Sans" fo:font-size="12pt" style:letter-kerning="true" style:font-name-asian="Noto Sans CJK SC" style:font-size-asian="12pt" style:font-name-complex="Lohit Devanagari" style:font-size-complex="12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style:paragraph-properties fo:text-align="start" style:writing-mode="lr-tb"/>
      <style:text-properties fo:font-size="12pt" fo:font-weight="normal" style:font-weight-asian="normal" style:font-weight-complex="normal"/>
    </style:style>
    <style:style style:name="P8" style:family="paragraph">
      <loext:graphic-properties draw:fill="solid" draw:fill-color="#dddddd"/>
      <style:paragraph-properties fo:text-align="start" style:writing-mode="lr-tb"/>
      <style:text-properties fo:font-size="12pt" fo:font-weight="normal" style:font-weight-asian="normal" style:font-weight-complex="normal"/>
    </style:style>
    <style:style style:name="P9" style:family="paragraph">
      <style:paragraph-properties fo:text-align="center" style:writing-mode="lr-tb"/>
      <style:text-properties fo:color="#00a933" loext:opacity="100%"/>
    </style:style>
    <style:style style:name="P10" style:family="paragraph">
      <style:paragraph-properties fo:text-align="center" style:writing-mode="lr-tb"/>
      <style:text-properties fo:font-size="12pt"/>
    </style:style>
    <style:style style:name="P11" style:family="paragraph">
      <style:paragraph-properties fo:margin-left="0cm" fo:margin-right="0cm" fo:text-align="start" fo:text-indent="0cm" style:writing-mode="lr-tb"/>
      <style:text-properties style:font-name="Liberation Sans" fo:font-size="12pt" fo:font-weight="normal" style:letter-kerning="true" style:font-name-asian="Noto Sans CJK SC" style:font-size-asian="18pt" style:font-weight-asian="normal" style:font-name-complex="Lohit Devanagari" style:font-size-complex="18pt" style:font-weight-complex="normal"/>
    </style:style>
    <style:style style:name="P12" style:family="paragraph">
      <loext:graphic-properties draw:fill="solid" draw:fill-color="#dddddd"/>
      <style:paragraph-properties fo:margin-left="0cm" fo:margin-right="0cm" fo:text-align="start" fo:text-indent="0cm" style:writing-mode="lr-tb"/>
      <style:text-properties fo:font-size="12pt" fo:font-weight="normal" style:font-weight-asian="normal" style:font-weight-complex="normal"/>
    </style:style>
    <style:style style:name="P13" style:family="paragraph">
      <style:paragraph-properties fo:line-height="150%"/>
    </style:style>
    <style:style style:name="P14" style:family="paragraph">
      <style:paragraph-properties fo:margin-left="0cm" fo:margin-right="0cm" fo:margin-top="0cm" fo:margin-bottom="0cm" fo:line-height="150%" fo:text-indent="0cm"/>
    </style:style>
    <style:style style:name="P15" style:family="paragraph">
      <loext:graphic-properties draw:fill="none" draw:fill-color="#ffffff"/>
      <style:paragraph-properties fo:line-height="150%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style:font-name="Liberation Sans" fo:font-size="12pt" style:letter-kerning="true" style:font-name-asian="Noto Sans CJK SC" style:font-size-asian="12pt" style:font-name-complex="Lohit Devanagari" style:font-size-complex="12pt"/>
    </style:style>
    <style:style style:name="T3" style:family="text">
      <style:text-properties fo:color="#00a933" loext:opacity="100%" fo:font-size="12pt" style:font-size-asian="12pt" style:font-size-complex="12pt"/>
    </style:style>
    <style:style style:name="T4" style:family="text">
      <style:text-properties fo:color="#ff0000" loext:opacity="100%" fo:font-size="12pt" style:font-size-asian="12pt" style:font-size-complex="12pt"/>
    </style:style>
    <style:style style:name="T5" style:family="text">
      <style:text-properties fo:font-size="12pt" fo:font-weight="normal" style:font-weight-asian="normal" style:font-weight-complex="normal"/>
    </style:style>
    <style:style style:name="T6" style:family="text">
      <style:text-properties fo:font-size="12pt"/>
    </style:style>
    <style:style style:name="T7" style:family="text">
      <style:text-properties fo:font-size="15pt" fo:font-weight="bold" style:font-size-asian="15pt" style:font-weight-asian="bold" style:font-size-complex="15pt" style:font-weight-complex="bold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5pt" fo:font-style="normal" fo:text-shadow="none" style:text-underline-style="none" fo:font-weight="normal" style:letter-kerning="true" style:font-name-asian="Noto Sans CJK SC" style:font-size-asian="15pt" style:font-style-asian="normal" style:font-weight-asian="normal" style:font-name-complex="Lohit Devanagari" style:font-size-complex="15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1.5cm" svg:height="0.5cm" svg:x="9.85cm" svg:y="1.25cm">
          <text:p text:style-name="P1"><text:span text:style-name="T1">Sta</text:span><text:span text:style-name="T1">r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2" draw:id="id2" draw:layer="layout" svg:width="2.509cm" svg:height="2.845cm" svg:x="9.339cm" svg:y="2.5cm">
          <text:p text:style-name="P3"><text:span text:style-name="T2">Start </text:span></text:p>
          <text:p text:style-name="P3"><text:span text:style-name="T2">Date </text:span></text:p>
          <text:p text:style-name="P3"><text:span text:style-name="T2">None?</text:span></text:p>
          <draw:enhanced-geometry svg:viewBox="0 0 21600 21600" draw:mirror-horizontal="true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3" draw:text-style-name="P5" draw:layer="layout" draw:type="line" svg:x1="10.6cm" svg:y1="1.75cm" svg:x2="10.595cm" svg:y2="2.5cm" draw:start-shape="id1" draw:start-glue-point="2" draw:end-shape="id2" draw:end-glue-point="4" svg:d="M10600 1750l-5 750" svg:viewBox="0 0 6 751">
          <text:p/>
        </draw:connector>
        <draw:custom-shape draw:style-name="gr4" draw:text-style-name="P6" xml:id="id38" draw:id="id38" draw:layer="layout" svg:width="0.5cm" svg:height="0.5cm" svg:x="19.45cm" svg:y="3.7cm">
          <text:p/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5" draw:text-style-name="P1" draw:layer="layout" svg:width="1.25cm" svg:height="0.5cm" svg:x="11.8cm" svg:y="3.4cm">
          <text:p text:style-name="P1"><text:span text:style-name="T3">Ye</text:span><text:span text:style-name="T3">s</text:span>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25cm" svg:height="0.5cm" svg:x="10.5cm" svg:y="5.2cm">
          <text:p text:style-name="P1"><text:span text:style-name="T4">N</text:span><text:span text:style-name="T4">o</text:span></text:p>
          <draw:enhanced-geometry svg:viewBox="0 0 21600 21600" draw:type="rectangle" draw:enhanced-path="M 0 0 L 21600 0 21600 21600 0 21600 0 0 Z N"/>
        </draw:custom-shape>
        <draw:custom-shape draw:style-name="gr6" draw:text-style-name="P4" xml:id="id3" draw:id="id3" draw:layer="layout" svg:width="2.509cm" svg:height="2.845cm" svg:x="9.339cm" svg:y="5.9cm">
          <text:p text:style-name="P3"><text:span text:style-name="T2">End</text:span></text:p>
          <text:p text:style-name="P3"><text:span text:style-name="T2">Date </text:span></text:p>
          <text:p text:style-name="P3"><text:span text:style-name="T2">None?</text:span></text:p>
          <draw:enhanced-geometry svg:viewBox="0 0 21600 21600" draw:mirror-horizontal="true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7" draw:text-style-name="P5" draw:layer="layout" draw:type="line" svg:x1="10.594cm" svg:y1="5.345cm" svg:x2="10.595cm" svg:y2="5.9cm" draw:start-shape="id2" draw:end-shape="id3" draw:end-glue-point="4" svg:d="M10594 5345l1 555" svg:viewBox="0 0 2 556">
          <text:p/>
        </draw:connector>
        <draw:custom-shape draw:style-name="gr8" draw:text-style-name="P1" xml:id="id11" draw:id="id11" draw:layer="layout" svg:width="4.625cm" svg:height="1.25cm" svg:x="4.925cm" svg:y="8.3cm">
          <text:p text:style-name="P1"><text:span text:style-name="T1">Assign </text:span></text:p>
          <text:p text:style-name="P1"><text:span text:style-name="T1">End date = Start dat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4" xml:id="id4" draw:id="id4" draw:layer="layout" svg:width="4.017cm" svg:height="3.793cm" svg:x="8.585cm" svg:y="15.1cm">
          <text:p text:style-name="P3"><text:span text:style-name="T2">Filter date </text:span></text:p>
          <text:p text:style-name="P3"><text:span text:style-name="T2">has </text:span></text:p>
          <text:p text:style-name="P3"><text:span text:style-name="T2">alternate </text:span></text:p>
          <text:p text:style-name="P3"><text:span text:style-name="T2">value?</text:span></text:p>
          <draw:enhanced-geometry svg:viewBox="0 0 21600 21600" draw:mirror-horizontal="tru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10" draw:text-style-name="P5" draw:layer="layout" draw:type="line" svg:x1="8.586cm" svg:y1="16.996cm" svg:x2="7.615cm" svg:y2="17.023cm" draw:start-shape="id4" draw:start-glue-point="7" draw:end-shape="id5" draw:end-glue-point="5" svg:d="M8586 16996l-971 27" svg:viewBox="0 0 972 28">
          <text:p/>
        </draw:connector>
        <draw:custom-shape draw:style-name="gr5" draw:text-style-name="P1" draw:layer="layout" svg:width="1.25cm" svg:height="0.5cm" svg:x="7.6cm" svg:y="16.4cm">
          <text:p text:style-name="P1"><text:span text:style-name="T4">No</text:span></text:p>
          <draw:enhanced-geometry svg:viewBox="0 0 21600 21600" draw:type="rectangle" draw:enhanced-path="M 0 0 L 21600 0 21600 21600 0 21600 0 0 Z N"/>
        </draw:custom-shape>
        <draw:custom-shape draw:style-name="gr11" draw:text-style-name="P4" xml:id="id5" draw:id="id5" draw:layer="layout" svg:width="4.017cm" svg:height="2.845cm" svg:x="3.597cm" svg:y="15.6cm">
          <text:p text:style-name="P3"><text:span text:style-name="T2">Filter date </text:span></text:p>
          <text:p text:style-name="P3"><text:span text:style-name="T2">within </text:span></text:p>
          <text:p text:style-name="P3"><text:span text:style-name="T2">range?</text:span></text:p>
          <draw:enhanced-geometry svg:viewBox="0 0 21600 21600" draw:mirror-horizontal="tru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5" draw:text-style-name="P1" draw:layer="layout" svg:width="1.25cm" svg:height="0.5cm" svg:x="2.5cm" svg:y="16.5cm">
          <text:p text:style-name="P1"><text:span text:style-name="T4">N</text:span><text:span text:style-name="T4">o</text:span></text:p>
          <draw:enhanced-geometry svg:viewBox="0 0 21600 21600" draw:type="rectangle" draw:enhanced-path="M 0 0 L 21600 0 21600 21600 0 21600 0 0 Z N"/>
        </draw:custom-shape>
        <draw:connector draw:style-name="gr12" draw:text-style-name="P5" draw:layer="layout" draw:type="line" svg:x1="3.598cm" svg:y1="17.023cm" svg:x2="2.351cm" svg:y2="17.051cm" draw:start-shape="id5" draw:start-glue-point="7" draw:end-shape="id6" draw:end-glue-point="10" svg:d="M3598 17023l-1247 28" svg:viewBox="0 0 1248 29">
          <text:p/>
        </draw:connector>
        <draw:custom-shape draw:style-name="gr4" draw:text-style-name="P6" xml:id="id6" draw:id="id6" draw:layer="layout" svg:width="0.5cm" svg:height="0.5cm" svg:x="1.851cm" svg:y="16.801cm">
          <text:p/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5" draw:text-style-name="P1" draw:layer="layout" svg:width="1.25cm" svg:height="0.5cm" svg:x="8.3cm" svg:y="6.8cm">
          <text:p text:style-name="P1"><text:span text:style-name="T3">Yes</text:span></text:p>
          <draw:enhanced-geometry svg:viewBox="0 0 21600 21600" draw:type="rectangle" draw:enhanced-path="M 0 0 L 21600 0 21600 21600 0 21600 0 0 Z N"/>
        </draw:custom-shape>
        <draw:custom-shape draw:style-name="gr4" draw:text-style-name="P6" xml:id="id7" draw:id="id7" draw:layer="layout" svg:width="0.5cm" svg:height="0.5cm" svg:x="10.352cm" svg:y="10.302cm">
          <text:p/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13" draw:text-style-name="P5" draw:layer="layout" draw:type="line" svg:x1="10.602cm" svg:y1="10.802cm" svg:x2="10.61cm" svg:y2="11.5cm" draw:start-shape="id7" draw:start-glue-point="8" draw:end-shape="id8" draw:end-glue-point="4" svg:d="M10602 10802l8 698" svg:viewBox="0 0 9 699">
          <text:p/>
        </draw:connector>
        <draw:custom-shape draw:style-name="gr4" draw:text-style-name="P6" xml:id="id9" draw:id="id9" draw:layer="layout" svg:width="0.5cm" svg:height="0.5cm" svg:x="6.953cm" svg:y="10.303cm">
          <text:p/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4" draw:text-style-name="P6" xml:id="id10" draw:id="id10" draw:layer="layout" svg:width="0.5cm" svg:height="0.5cm" svg:x="6.954cm" svg:y="7.104cm">
          <text:p/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14" draw:text-style-name="P5" draw:layer="layout" draw:type="line" svg:x1="7.453cm" svg:y1="10.553cm" svg:x2="10.352cm" svg:y2="10.552cm" draw:start-shape="id9" draw:start-glue-point="10" draw:end-shape="id7" draw:end-glue-point="6" svg:d="M7453 10553l2899-1" svg:viewBox="0 0 2900 2">
          <text:p/>
        </draw:connector>
        <draw:connector draw:style-name="gr15" draw:text-style-name="P5" draw:layer="layout" draw:type="line" svg:x1="9.34cm" svg:y1="7.323cm" svg:x2="7.454cm" svg:y2="7.354cm" draw:start-shape="id3" draw:start-glue-point="7" draw:end-shape="id10" draw:end-glue-point="10" svg:d="M9340 7323l-1886 31" svg:viewBox="0 0 1887 32">
          <text:p/>
        </draw:connector>
        <draw:connector draw:style-name="gr16" draw:text-style-name="P5" draw:layer="layout" draw:type="line" svg:x1="7.204cm" svg:y1="7.604cm" svg:x2="7.238cm" svg:y2="8.3cm" draw:start-shape="id10" draw:start-glue-point="8" draw:end-shape="id11" draw:end-glue-point="4" svg:d="M7204 7604l34 696" svg:viewBox="0 0 35 697">
          <text:p/>
        </draw:connector>
        <draw:custom-shape draw:style-name="gr5" draw:text-style-name="P1" draw:layer="layout" svg:width="1.25cm" svg:height="0.5cm" svg:x="10.5cm" svg:y="8.8cm">
          <text:p text:style-name="P1"><text:span text:style-name="T4">N</text:span><text:span text:style-name="T4">o</text:span>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25cm" svg:height="0.5cm" svg:x="5.5cm" svg:y="18.5cm">
          <text:p text:style-name="P1"><text:span text:style-name="T3">Y</text:span><text:span text:style-name="T3">e</text:span><text:span text:style-name="T3">s</text:span>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25cm" svg:height="0.5cm" svg:x="10.5cm" svg:y="19cm">
          <text:p text:style-name="P1"><text:span text:style-name="T3">Yes</text:span></text:p>
          <draw:enhanced-geometry svg:viewBox="0 0 21600 21600" draw:type="rectangle" draw:enhanced-path="M 0 0 L 21600 0 21600 21600 0 21600 0 0 Z N"/>
        </draw:custom-shape>
        <draw:custom-shape draw:style-name="gr17" draw:text-style-name="P4" xml:id="id12" draw:id="id12" draw:layer="layout" svg:width="2.129cm" svg:height="2.845cm" svg:x="9.536cm" svg:y="19.8cm">
          <text:p text:style-name="P3"><text:span text:style-name="T2">Filter </text:span></text:p>
          <text:p text:style-name="P3"><text:span text:style-name="T2">has </text:span></text:p>
          <text:p text:style-name="P3"><text:span text:style-name="T2">year?</text:span></text:p>
          <draw:enhanced-geometry svg:viewBox="0 0 21600 21600" draw:mirror-horizontal="tru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18" draw:text-style-name="P5" draw:layer="layout" draw:type="line" svg:x1="10.595cm" svg:y1="18.893cm" svg:x2="10.602cm" svg:y2="19.8cm" draw:start-shape="id4" draw:start-glue-point="6" draw:end-shape="id12" draw:end-glue-point="4" svg:d="M10595 18893l7 907" svg:viewBox="0 0 8 908">
          <text:p/>
        </draw:connector>
        <draw:custom-shape draw:style-name="gr5" draw:text-style-name="P1" draw:layer="layout" svg:width="1.25cm" svg:height="0.5cm" svg:x="10.4cm" svg:y="22.7cm">
          <text:p text:style-name="P1"><text:span text:style-name="T4">N</text:span><text:span text:style-name="T4">o</text:span></text:p>
          <draw:enhanced-geometry svg:viewBox="0 0 21600 21600" draw:type="rectangle" draw:enhanced-path="M 0 0 L 21600 0 21600 21600 0 21600 0 0 Z N"/>
        </draw:custom-shape>
        <draw:custom-shape draw:style-name="gr19" draw:text-style-name="P4" xml:id="id13" draw:id="id13" draw:layer="layout" svg:width="3.601cm" svg:height="1.897cm" svg:x="5.105cm" svg:y="20.3cm">
          <text:p text:style-name="P3"><text:span text:style-name="T2">Year </text:span></text:p>
          <text:p text:style-name="P3"><text:span text:style-name="T2">In range?</text:span></text:p>
          <draw:enhanced-geometry svg:viewBox="0 0 21600 21600" draw:mirror-horizontal="tru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0" draw:text-style-name="P5" draw:layer="layout" draw:type="line" svg:x1="9.537cm" svg:y1="21.223cm" svg:x2="8.707cm" svg:y2="21.249cm" draw:start-shape="id12" draw:start-glue-point="7" draw:end-shape="id13" draw:end-glue-point="5" svg:d="M9537 21223l-830 26" svg:viewBox="0 0 831 27">
          <text:p/>
        </draw:connector>
        <draw:custom-shape draw:style-name="gr21" draw:text-style-name="P8" xml:id="id14" draw:id="id14" draw:layer="layout" svg:width="1cm" svg:height="1cm" svg:x="5.1cm" svg:y="19.15cm">
          <text:p text:style-name="P7"><text:span text:style-name="T5">A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22" draw:text-style-name="P5" draw:layer="layout" draw:type="line" svg:x1="5.607cm" svg:y1="18.445cm" svg:x2="5.6cm" svg:y2="19.15cm" draw:start-shape="id5" draw:start-glue-point="6" draw:end-shape="id14" draw:end-glue-point="4" svg:d="M5607 18445l-7 705" svg:viewBox="0 0 8 706">
          <text:p/>
        </draw:connector>
        <draw:custom-shape draw:style-name="gr5" draw:text-style-name="P1" draw:layer="layout" svg:width="1.25cm" svg:height="0.5cm" svg:x="6.8cm" svg:y="22.3cm">
          <text:p text:style-name="P1"><text:span text:style-name="T3">Ye</text:span><text:span text:style-name="T3">s</text:span></text:p>
          <draw:enhanced-geometry svg:viewBox="0 0 21600 21600" draw:type="rectangle" draw:enhanced-path="M 0 0 L 21600 0 21600 21600 0 21600 0 0 Z N"/>
        </draw:custom-shape>
        <draw:connector draw:style-name="gr23" draw:text-style-name="P5" draw:layer="layout" draw:type="line" svg:x1="5.107cm" svg:y1="21.249cm" svg:x2="2.352cm" svg:y2="21.252cm" draw:start-shape="id13" draw:start-glue-point="7" draw:end-shape="id15" draw:end-glue-point="10" svg:d="M5107 21249l-2755 3" svg:viewBox="0 0 2756 4">
          <text:p/>
        </draw:connector>
        <draw:custom-shape draw:style-name="gr5" draw:text-style-name="P1" draw:layer="layout" svg:width="1.25cm" svg:height="0.5cm" svg:x="4.2cm" svg:y="20.6cm">
          <text:p text:style-name="P1"><text:span text:style-name="T4">No</text:span></text:p>
          <draw:enhanced-geometry svg:viewBox="0 0 21600 21600" draw:type="rectangle" draw:enhanced-path="M 0 0 L 21600 0 21600 21600 0 21600 0 0 Z N"/>
        </draw:custom-shape>
        <draw:custom-shape draw:style-name="gr24" draw:text-style-name="P4" xml:id="id18" draw:id="id18" draw:layer="layout" svg:width="4.261cm" svg:height="2.845cm" svg:x="8.463cm" svg:y="24.6cm">
          <text:p text:style-name="P3"><text:span text:style-name="T2">Dates </text:span></text:p>
          <text:p text:style-name="P3"><text:span text:style-name="T2">year </text:span></text:p>
          <text:p text:style-name="P3"><text:span text:style-name="T2">separated?</text:span></text:p>
          <draw:enhanced-geometry svg:viewBox="0 0 21600 21600" draw:mirror-horizontal="tru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5" draw:text-style-name="P5" draw:layer="layout" draw:type="line" svg:x1="10.601cm" svg:y1="28.804cm" svg:x2="10.611cm" svg:y2="29.6cm" draw:start-shape="id16" draw:start-glue-point="8" draw:end-shape="id17" draw:end-glue-point="4" svg:d="M10601 28804l10 796" svg:viewBox="0 0 11 797">
          <text:p/>
        </draw:connector>
        <draw:custom-shape draw:style-name="gr5" draw:text-style-name="P1" draw:layer="layout" svg:width="1.25cm" svg:height="0.5cm" svg:x="10.5cm" svg:y="27.5cm">
          <text:p text:style-name="P1"><text:span text:style-name="T4">No</text:span></text:p>
          <draw:enhanced-geometry svg:viewBox="0 0 21600 21600" draw:type="rectangle" draw:enhanced-path="M 0 0 L 21600 0 21600 21600 0 21600 0 0 Z N"/>
        </draw:custom-shape>
        <draw:custom-shape draw:style-name="gr4" draw:text-style-name="P6" xml:id="id27" draw:id="id27" draw:layer="layout" svg:width="0.5cm" svg:height="0.5cm" svg:x="19.354cm" svg:y="25.804cm">
          <text:p/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26" draw:text-style-name="P5" draw:layer="layout" draw:type="line" svg:x1="12.725cm" svg:y1="26.023cm" svg:x2="14.1cm" svg:y2="26.022cm" draw:start-shape="id18" draw:start-glue-point="5" draw:end-shape="id19" svg:d="M12725 26023l1375-1" svg:viewBox="0 0 1376 2">
          <text:p/>
        </draw:connector>
        <draw:custom-shape draw:style-name="gr5" draw:text-style-name="P9" draw:layer="layout" svg:width="1.25cm" svg:height="0.5cm" svg:x="12.6cm" svg:y="25.5cm">
          <text:p text:style-name="P9"><text:span text:style-name="T3">Ye</text:span><text:span text:style-name="T3">s</text:span></text:p>
          <draw:enhanced-geometry svg:viewBox="0 0 21600 21600" draw:type="rectangle" draw:enhanced-path="M 0 0 L 21600 0 21600 21600 0 21600 0 0 Z N"/>
        </draw:custom-shape>
        <draw:custom-shape draw:style-name="gr27" draw:text-style-name="P4" xml:id="id17" draw:id="id17" draw:layer="layout" svg:width="2.838cm" svg:height="2.845cm" svg:x="9.191cm" svg:y="29.6cm">
          <text:p text:style-name="P3"><text:span text:style-name="T2">Filter </text:span></text:p>
          <text:p text:style-name="P3"><text:span text:style-name="T2">has </text:span></text:p>
          <text:p text:style-name="P3"><text:span text:style-name="T2">month?</text:span></text:p>
          <draw:enhanced-geometry svg:viewBox="0 0 21600 21600" draw:mirror-horizontal="tru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5" draw:text-style-name="P1" draw:layer="layout" svg:width="1.25cm" svg:height="0.5cm" svg:x="10.5cm" svg:y="32.5cm">
          <text:p text:style-name="P1"><text:span text:style-name="T4">N</text:span><text:span text:style-name="T4">o</text:span></text:p>
          <draw:enhanced-geometry svg:viewBox="0 0 21600 21600" draw:type="rectangle" draw:enhanced-path="M 0 0 L 21600 0 21600 21600 0 21600 0 0 Z N"/>
        </draw:custom-shape>
        <draw:custom-shape draw:style-name="gr28" draw:text-style-name="P4" xml:id="id22" draw:id="id22" draw:layer="layout" svg:width="4.261cm" svg:height="2.845cm" svg:x="8.463cm" svg:y="34.4cm">
          <text:p text:style-name="P3"><text:span text:style-name="T2">Dates </text:span></text:p>
          <text:p text:style-name="P3"><text:span text:style-name="T2">month </text:span></text:p>
          <text:p text:style-name="P3"><text:span text:style-name="T2">separated?</text:span></text:p>
          <draw:enhanced-geometry svg:viewBox="0 0 21600 21600" draw:mirror-horizontal="tru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9" draw:text-style-name="P5" draw:layer="layout" draw:type="line" svg:x1="10.611cm" svg:y1="32.445cm" svg:x2="10.604cm" svg:y2="33.204cm" draw:end-shape="id20" draw:end-glue-point="4" svg:d="M10611 32445l-7 759" svg:viewBox="0 0 8 760">
          <text:p/>
        </draw:connector>
        <draw:custom-shape draw:style-name="gr5" draw:text-style-name="P1" draw:layer="layout" svg:width="1.25cm" svg:height="0.5cm" svg:x="8.6cm" svg:y="20.6cm">
          <text:p text:style-name="P1"><text:span text:style-name="T3">Yes</text:span></text:p>
          <draw:enhanced-geometry svg:viewBox="0 0 21600 21600" draw:type="rectangle" draw:enhanced-path="M 0 0 L 21600 0 21600 21600 0 21600 0 0 Z N"/>
        </draw:custom-shape>
        <draw:custom-shape draw:style-name="gr30" draw:text-style-name="P4" xml:id="id21" draw:id="id21" draw:layer="layout" svg:width="3.601cm" svg:height="1.897cm" svg:x="4.706cm" svg:y="30.1cm">
          <text:p text:style-name="P3"><text:span text:style-name="T2">Month </text:span></text:p>
          <text:p text:style-name="P3"><text:span text:style-name="T2">In range?</text:span></text:p>
          <draw:enhanced-geometry svg:viewBox="0 0 21600 21600" draw:mirror-horizontal="tru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5" draw:text-style-name="P1" draw:layer="layout" svg:width="1.25cm" svg:height="0.5cm" svg:x="8.2cm" svg:y="30.4cm">
          <text:p text:style-name="P1"><text:span text:style-name="T3">Ye</text:span><text:span text:style-name="T3">s</text:span></text:p>
          <draw:enhanced-geometry svg:viewBox="0 0 21600 21600" draw:type="rectangle" draw:enhanced-path="M 0 0 L 21600 0 21600 21600 0 21600 0 0 Z N"/>
        </draw:custom-shape>
        <draw:connector draw:style-name="gr31" draw:text-style-name="P5" draw:layer="layout" draw:type="line" svg:x1="9.191cm" svg:y1="31.023cm" svg:x2="8.308cm" svg:y2="31.049cm" draw:start-shape="id17" draw:start-glue-point="7" draw:end-shape="id21" draw:end-glue-point="5" svg:d="M9191 31023l-883 26" svg:viewBox="0 0 884 27">
          <text:p/>
        </draw:connector>
        <draw:connector draw:style-name="gr32" draw:text-style-name="P5" draw:layer="layout" draw:type="line" svg:x1="10.595cm" svg:y1="37.245cm" svg:x2="10.605cm" svg:y2="38.305cm" draw:start-shape="id22" draw:start-glue-point="6" draw:end-shape="id23" draw:end-glue-point="4" svg:d="M10595 37245l10 1060" svg:viewBox="0 0 11 1061">
          <text:p/>
        </draw:connector>
        <draw:connector draw:style-name="gr33" draw:text-style-name="P5" draw:layer="layout" draw:type="line" svg:x1="6.509cm" svg:y1="31.997cm" svg:x2="6.506cm" svg:y2="33.206cm" draw:end-shape="id24" draw:end-glue-point="4" svg:d="M6509 31997l-3 1209" svg:viewBox="0 0 4 1210">
          <text:p/>
        </draw:connector>
        <draw:custom-shape draw:style-name="gr5" draw:text-style-name="P1" draw:layer="layout" svg:width="1.25cm" svg:height="0.5cm" svg:x="6.4cm" svg:y="32.1cm">
          <text:p text:style-name="P1"><text:span text:style-name="T3">Yes</text:span>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25cm" svg:height="0.5cm" svg:x="3.8cm" svg:y="30.5cm">
          <text:p text:style-name="P1"><text:span text:style-name="T4">N</text:span><text:span text:style-name="T4">o</text:span></text:p>
          <draw:enhanced-geometry svg:viewBox="0 0 21600 21600" draw:type="rectangle" draw:enhanced-path="M 0 0 L 21600 0 21600 21600 0 21600 0 0 Z N"/>
        </draw:custom-shape>
        <draw:connector draw:style-name="gr34" draw:text-style-name="P5" draw:layer="layout" draw:type="line" svg:x1="4.714cm" svg:y1="31.049cm" svg:x2="2.353cm" svg:y2="31.053cm" draw:end-shape="id25" draw:end-glue-point="10" svg:d="M4714 31049l-2361 4" svg:viewBox="0 0 2362 5">
          <text:p/>
        </draw:connector>
        <draw:custom-shape draw:style-name="gr5" draw:text-style-name="P1" draw:layer="layout" svg:width="1.25cm" svg:height="0.5cm" svg:x="10.4cm" svg:y="37.4cm">
          <text:p text:style-name="P1"><text:span text:style-name="T4">No</text:span>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25cm" svg:height="0.5cm" svg:x="12.4cm" svg:y="35.3cm">
          <text:p text:style-name="P1"><text:span text:style-name="T3">Y</text:span><text:span text:style-name="T3">e</text:span><text:span text:style-name="T3">s</text:span></text:p>
          <draw:enhanced-geometry svg:viewBox="0 0 21600 21600" draw:type="rectangle" draw:enhanced-path="M 0 0 L 21600 0 21600 21600 0 21600 0 0 Z N"/>
        </draw:custom-shape>
        <draw:custom-shape draw:style-name="gr4" draw:text-style-name="P6" xml:id="id28" draw:id="id28" draw:layer="layout" svg:width="0.5cm" svg:height="0.5cm" svg:x="19.355cm" svg:y="35.605cm">
          <text:p/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35" draw:text-style-name="P5" draw:layer="layout" draw:type="line" svg:x1="12.725cm" svg:y1="35.823cm" svg:x2="13.748cm" svg:y2="35.823cm" draw:start-shape="id22" draw:start-glue-point="5" draw:end-shape="id26" draw:end-glue-point="7" svg:d="M12725 35823h1023" svg:viewBox="0 0 1024 1">
          <text:p/>
        </draw:connector>
        <draw:connector draw:style-name="gr36" draw:text-style-name="P5" draw:layer="layout" draw:type="line" svg:x1="19.604cm" svg:y1="26.304cm" svg:x2="19.605cm" svg:y2="35.605cm" draw:start-shape="id27" draw:start-glue-point="8" draw:end-shape="id28" draw:end-glue-point="4" svg:d="M19604 26304l1 9301" svg:viewBox="0 0 2 9302">
          <text:p/>
        </draw:connector>
        <draw:custom-shape draw:style-name="gr37" draw:text-style-name="P4" xml:id="id29" draw:id="id29" draw:layer="layout" svg:width="2.12cm" svg:height="2.845cm" svg:x="9.546cm" svg:y="39.7cm">
          <text:p text:style-name="P3"><text:span text:style-name="T2">Filter </text:span></text:p>
          <text:p text:style-name="P3"><text:span text:style-name="T2">has </text:span></text:p>
          <text:p text:style-name="P3"><text:span text:style-name="T2">day?</text:span></text:p>
          <draw:enhanced-geometry svg:viewBox="0 0 21600 21600" draw:mirror-horizontal="tru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4" draw:text-style-name="P6" xml:id="id30" draw:id="id30" draw:layer="layout" svg:width="0.5cm" svg:height="0.5cm" svg:x="19.356cm" svg:y="40.906cm">
          <text:p/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38" draw:text-style-name="P5" draw:layer="layout" draw:type="line" svg:x1="11.666cm" svg:y1="41.123cm" svg:x2="19.356cm" svg:y2="41.156cm" draw:start-shape="id29" draw:start-glue-point="5" draw:end-shape="id30" draw:end-glue-point="6" svg:d="M11666 41123l7690 33" svg:viewBox="0 0 7691 34">
          <text:p/>
        </draw:connector>
        <draw:connector draw:style-name="gr39" draw:text-style-name="P5" draw:layer="layout" draw:type="line" svg:x1="19.605cm" svg:y1="36.105cm" svg:x2="19.606cm" svg:y2="40.906cm" draw:start-shape="id28" draw:start-glue-point="8" draw:end-shape="id30" draw:end-glue-point="4" svg:d="M19605 36105l1 4801" svg:viewBox="0 0 2 4802">
          <text:p/>
        </draw:connector>
        <draw:custom-shape draw:style-name="gr5" draw:text-style-name="P1" draw:layer="layout" svg:width="1.25cm" svg:height="0.5cm" svg:x="11.6cm" svg:y="40.6cm">
          <text:p text:style-name="P1"><text:span text:style-name="T4">No</text:span>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25cm" svg:height="0.5cm" svg:x="10.5cm" svg:y="42.6cm">
          <text:p text:style-name="P1"><text:span text:style-name="T3">Yes</text:span></text:p>
          <draw:enhanced-geometry svg:viewBox="0 0 21600 21600" draw:type="rectangle" draw:enhanced-path="M 0 0 L 21600 0 21600 21600 0 21600 0 0 Z N"/>
        </draw:custom-shape>
        <draw:custom-shape draw:style-name="gr40" draw:text-style-name="P4" xml:id="id31" draw:id="id31" draw:layer="layout" svg:width="3.601cm" svg:height="1.897cm" svg:x="8.793cm" svg:y="43.3cm">
          <text:p text:style-name="P3"><text:span text:style-name="T2">Day </text:span></text:p>
          <text:p text:style-name="P3"><text:span text:style-name="T2">In range?</text:span></text:p>
          <draw:enhanced-geometry svg:viewBox="0 0 21600 21600" draw:mirror-horizontal="tru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41" draw:text-style-name="P5" draw:layer="layout" draw:type="line" svg:x1="10.607cm" svg:y1="42.545cm" svg:x2="10.596cm" svg:y2="43.3cm" draw:start-shape="id29" draw:start-glue-point="6" draw:end-shape="id31" draw:end-glue-point="4" svg:d="M10607 42545l-11 755" svg:viewBox="0 0 12 756">
          <text:p/>
        </draw:connector>
        <draw:custom-shape draw:style-name="gr5" draw:text-style-name="P1" draw:layer="layout" svg:width="1.25cm" svg:height="0.5cm" svg:x="12.3cm" svg:y="43.7cm">
          <text:p text:style-name="P1"><text:span text:style-name="T3">Yes</text:span></text:p>
          <draw:enhanced-geometry svg:viewBox="0 0 21600 21600" draw:type="rectangle" draw:enhanced-path="M 0 0 L 21600 0 21600 21600 0 21600 0 0 Z N"/>
        </draw:custom-shape>
        <draw:custom-shape draw:style-name="gr4" draw:text-style-name="P6" xml:id="id32" draw:id="id32" draw:layer="layout" svg:width="0.5cm" svg:height="0.5cm" svg:x="19.357cm" svg:y="44.007cm">
          <text:p/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42" draw:text-style-name="P5" draw:layer="layout" draw:type="line" svg:x1="12.395cm" svg:y1="44.248cm" svg:x2="19.357cm" svg:y2="44.257cm" draw:start-shape="id31" draw:end-shape="id32" draw:end-glue-point="6" svg:d="M12395 44248l6962 9" svg:viewBox="0 0 6963 10">
          <text:p/>
        </draw:connector>
        <draw:connector draw:style-name="gr43" draw:text-style-name="P5" draw:layer="layout" draw:type="line" svg:x1="19.606cm" svg:y1="41.406cm" svg:x2="19.607cm" svg:y2="44.007cm" draw:start-shape="id30" draw:start-glue-point="8" draw:end-shape="id32" draw:end-glue-point="4" svg:d="M19606 41406l1 2601" svg:viewBox="0 0 2 2602">
          <text:p/>
        </draw:connector>
        <draw:custom-shape draw:style-name="gr5" draw:text-style-name="P1" draw:layer="layout" svg:width="1.25cm" svg:height="0.5cm" svg:x="7.8cm" svg:y="43.7cm">
          <text:p text:style-name="P1"><text:span text:style-name="T4">No</text:span></text:p>
          <draw:enhanced-geometry svg:viewBox="0 0 21600 21600" draw:type="rectangle" draw:enhanced-path="M 0 0 L 21600 0 21600 21600 0 21600 0 0 Z N"/>
        </draw:custom-shape>
        <draw:custom-shape draw:style-name="gr4" draw:text-style-name="P6" xml:id="id33" draw:id="id33" draw:layer="layout" svg:width="0.5cm" svg:height="0.5cm" svg:x="1.758cm" svg:y="44.008cm">
          <text:p/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44" draw:text-style-name="P5" draw:layer="layout" draw:type="line" svg:x1="8.795cm" svg:y1="44.249cm" svg:x2="2.258cm" svg:y2="44.258cm" draw:start-shape="id31" draw:start-glue-point="7" draw:end-shape="id33" draw:end-glue-point="10" svg:d="M8795 44249l-6537 9" svg:viewBox="0 0 6538 10">
          <text:p/>
        </draw:connector>
        <draw:connector draw:style-name="gr45" draw:text-style-name="P5" draw:layer="layout" draw:type="line" svg:x1="2.101cm" svg:y1="17.301cm" svg:x2="2.102cm" svg:y2="21.002cm" draw:start-shape="id6" draw:start-glue-point="8" draw:end-shape="id15" draw:end-glue-point="4" svg:d="M2101 17301l1 3701" svg:viewBox="0 0 2 3702">
          <text:p/>
        </draw:connector>
        <draw:custom-shape draw:style-name="gr46" draw:text-style-name="P10" xml:id="id34" draw:id="id34" draw:layer="layout" svg:width="1.5cm" svg:height="0.5cm" svg:x="1.25cm" svg:y="46.65cm">
          <text:p text:style-name="P10"><text:span text:style-name="T6">Erro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7" draw:text-style-name="P5" draw:layer="layout" draw:type="line" svg:x1="2.008cm" svg:y1="44.508cm" svg:x2="2cm" svg:y2="46.65cm" draw:start-shape="id33" draw:start-glue-point="8" draw:end-shape="id34" draw:end-glue-point="4" svg:d="M2008 44508l-8 2142" svg:viewBox="0 0 9 2143">
          <text:p/>
        </draw:connector>
        <draw:custom-shape draw:style-name="gr48" draw:text-style-name="P10" xml:id="id37" draw:id="id37" draw:layer="layout" svg:width="2.149cm" svg:height="0.5cm" svg:x="18.551cm" svg:y="46.651cm">
          <text:p text:style-name="P10"><text:span text:style-name="T6">No erro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9" draw:text-style-name="P5" draw:layer="layout" draw:type="line" svg:x1="19.607cm" svg:y1="44.507cm" svg:x2="19.608cm" svg:y2="45.208cm" draw:start-shape="id32" draw:start-glue-point="8" draw:end-shape="id35" draw:end-glue-point="4" svg:d="M19607 44507l1 701" svg:viewBox="0 0 2 702">
          <text:p/>
        </draw:connector>
        <draw:custom-shape draw:style-name="gr4" draw:text-style-name="P6" xml:id="id36" draw:id="id36" draw:layer="layout" svg:width="0.5cm" svg:height="0.5cm" svg:x="10.35cm" svg:y="46.608cm">
          <text:p/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50" draw:text-style-name="P5" draw:layer="layout" draw:type="line" svg:x1="2.75cm" svg:y1="46.9cm" svg:x2="10.35cm" svg:y2="46.858cm" draw:start-shape="id34" draw:start-glue-point="7" draw:end-shape="id36" draw:end-glue-point="6" svg:d="M2750 46900l7600-42" svg:viewBox="0 0 7601 43">
          <text:p/>
        </draw:connector>
        <draw:connector draw:style-name="gr51" draw:text-style-name="P5" draw:layer="layout" draw:type="line" svg:x1="18.551cm" svg:y1="46.901cm" svg:x2="10.85cm" svg:y2="46.858cm" draw:start-shape="id37" draw:start-glue-point="5" draw:end-shape="id36" draw:end-glue-point="10" svg:d="M18551 46901l-7701-43" svg:viewBox="0 0 7702 44">
          <text:p/>
        </draw:connector>
        <draw:custom-shape draw:style-name="gr1" draw:text-style-name="P2" xml:id="id40" draw:id="id40" draw:layer="layout" svg:width="1.5cm" svg:height="0.5cm" svg:x="9.85cm" svg:y="47.8cm">
          <text:p text:style-name="P1"><text:span text:style-name="T1">En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xml:id="id15" draw:id="id15" draw:layer="layout" svg:width="0.5cm" svg:height="0.5cm" svg:x="1.852cm" svg:y="21.002cm">
          <text:p/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52" draw:text-style-name="P5" draw:layer="layout" draw:type="line" svg:x1="11.849cm" svg:y1="3.923cm" svg:x2="19.45cm" svg:y2="3.95cm" draw:start-shape="id2" draw:start-glue-point="5" draw:end-shape="id38" draw:end-glue-point="6" svg:d="M11849 3923l7601 27" svg:viewBox="0 0 7602 28">
          <text:p/>
        </draw:connector>
        <draw:connector draw:style-name="gr53" draw:text-style-name="P5" draw:layer="layout" draw:type="line" svg:x1="19.7cm" svg:y1="4.2cm" svg:x2="19.604cm" svg:y2="25.804cm" draw:start-shape="id38" draw:start-glue-point="8" draw:end-shape="id27" draw:end-glue-point="4" svg:d="M19700 4200l-96 21604" svg:viewBox="0 0 97 21605">
          <text:p/>
        </draw:connector>
        <draw:custom-shape draw:style-name="gr4" draw:text-style-name="P6" xml:id="id25" draw:id="id25" draw:layer="layout" svg:width="0.5cm" svg:height="0.5cm" svg:x="1.853cm" svg:y="30.803cm">
          <text:p/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54" draw:text-style-name="P5" draw:layer="layout" draw:type="line" svg:x1="2.103cm" svg:y1="31.303cm" svg:x2="2.008cm" svg:y2="44.008cm" draw:start-shape="id25" draw:start-glue-point="8" draw:end-shape="id33" draw:end-glue-point="4" svg:d="M2103 31303l-95 12705" svg:viewBox="0 0 96 12706">
          <text:p/>
        </draw:connector>
        <draw:connector draw:style-name="gr55" draw:text-style-name="P5" draw:layer="layout" draw:type="line" svg:x1="2.102cm" svg:y1="21.502cm" svg:x2="2.103cm" svg:y2="30.803cm" draw:start-shape="id15" draw:start-glue-point="8" draw:end-shape="id25" draw:end-glue-point="4" svg:d="M2102 21502l1 9301" svg:viewBox="0 0 2 9302">
          <text:p/>
        </draw:connector>
        <draw:custom-shape draw:style-name="gr4" draw:text-style-name="P6" xml:id="id35" draw:id="id35" draw:layer="layout" svg:width="0.5cm" svg:height="0.5cm" svg:x="19.358cm" svg:y="45.208cm">
          <text:p/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56" draw:text-style-name="P5" draw:layer="layout" draw:type="line" svg:x1="19.608cm" svg:y1="45.708cm" svg:x2="19.626cm" svg:y2="46.651cm" draw:start-shape="id35" draw:start-glue-point="8" draw:end-shape="id37" draw:end-glue-point="4" svg:d="M19608 45708l18 943" svg:viewBox="0 0 19 944">
          <text:p/>
        </draw:connector>
        <draw:custom-shape draw:style-name="gr21" draw:text-style-name="P12" xml:id="id39" draw:id="id39" draw:layer="layout" svg:width="1cm" svg:height="1cm" svg:x="17.45cm" svg:y="44.95cm">
          <text:p text:style-name="P11">A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57" draw:text-style-name="P5" draw:layer="layout" draw:type="line" svg:x1="18.45cm" svg:y1="45.45cm" svg:x2="19.358cm" svg:y2="45.458cm" draw:start-shape="id39" draw:start-glue-point="10" draw:end-shape="id35" draw:end-glue-point="6" svg:d="M18450 45450l908 8" svg:viewBox="0 0 909 9">
          <text:p/>
        </draw:connector>
        <draw:connector draw:style-name="gr58" draw:text-style-name="P5" draw:layer="layout" draw:type="line" svg:x1="10.6cm" svg:y1="47.108cm" svg:x2="10.6cm" svg:y2="47.8cm" draw:start-shape="id36" draw:start-glue-point="8" draw:end-shape="id40" draw:end-glue-point="0" svg:d="M10600 47108v692" svg:viewBox="0 0 1 693">
          <text:p/>
        </draw:connector>
        <draw:custom-shape draw:style-name="gr4" draw:text-style-name="P6" xml:id="id41" draw:id="id41" draw:layer="layout" svg:width="0.5cm" svg:height="0.5cm" svg:x="10.35cm" svg:y="23.503cm">
          <text:p/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59" draw:text-style-name="P5" draw:layer="layout" draw:type="line" svg:x1="10.602cm" svg:y1="22.645cm" svg:x2="10.6cm" svg:y2="23.503cm" draw:start-shape="id12" draw:start-glue-point="6" draw:end-shape="id41" draw:end-glue-point="4" svg:d="M10602 22645l-2 858" svg:viewBox="0 0 3 859">
          <text:p/>
        </draw:connector>
        <draw:connector draw:style-name="gr60" draw:text-style-name="P5" draw:layer="layout" draw:type="line" svg:x1="10.6cm" svg:y1="24.003cm" svg:x2="10.595cm" svg:y2="24.6cm" draw:start-shape="id41" draw:start-glue-point="8" draw:end-shape="id18" draw:end-glue-point="4" svg:d="M10600 24003l-5 597" svg:viewBox="0 0 6 598">
          <text:p/>
        </draw:connector>
        <draw:custom-shape draw:style-name="gr4" draw:text-style-name="P6" xml:id="id42" draw:id="id42" draw:layer="layout" svg:width="0.5cm" svg:height="0.5cm" svg:x="6.651cm" svg:y="23.504cm">
          <text:p/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61" draw:text-style-name="P5" draw:layer="layout" draw:type="line" svg:x1="6.908cm" svg:y1="22.197cm" svg:x2="6.901cm" svg:y2="23.504cm" draw:start-shape="id13" draw:start-glue-point="6" draw:end-shape="id42" draw:end-glue-point="4" svg:d="M6908 22197l-7 1307" svg:viewBox="0 0 8 1308">
          <text:p/>
        </draw:connector>
        <draw:connector draw:style-name="gr62" draw:text-style-name="P5" draw:layer="layout" draw:type="line" svg:x1="7.151cm" svg:y1="23.754cm" svg:x2="10.35cm" svg:y2="23.753cm" draw:start-shape="id42" draw:start-glue-point="10" draw:end-shape="id41" draw:end-glue-point="6" svg:d="M7151 23754l3199-1" svg:viewBox="0 0 3200 2">
          <text:p/>
        </draw:connector>
        <draw:custom-shape draw:style-name="gr4" draw:text-style-name="P6" xml:id="id20" draw:id="id20" draw:layer="layout" svg:width="0.5cm" svg:height="0.5cm" svg:x="10.354cm" svg:y="33.204cm">
          <text:p/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4" draw:text-style-name="P6" xml:id="id24" draw:id="id24" draw:layer="layout" svg:width="0.5cm" svg:height="0.5cm" svg:x="6.256cm" svg:y="33.206cm">
          <text:p/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63" draw:text-style-name="P5" draw:layer="layout" draw:type="line" svg:x1="6.756cm" svg:y1="33.456cm" svg:x2="10.354cm" svg:y2="33.454cm" draw:start-shape="id24" draw:start-glue-point="10" draw:end-shape="id20" draw:end-glue-point="6" svg:d="M6756 33456l3598-2" svg:viewBox="0 0 3599 3">
          <text:p/>
        </draw:connector>
        <draw:connector draw:style-name="gr64" draw:text-style-name="P5" draw:layer="layout" draw:type="line" svg:x1="10.604cm" svg:y1="33.704cm" svg:x2="10.595cm" svg:y2="34.4cm" draw:start-shape="id20" draw:start-glue-point="8" draw:end-shape="id22" draw:end-glue-point="4" svg:d="M10604 33704l-9 696" svg:viewBox="0 0 10 697">
          <text:p/>
        </draw:connector>
        <draw:frame draw:style-name="gr65" draw:text-style-name="P15" draw:layer="layout" svg:width="7.2cm" svg:height="3.608cm" svg:x="1.2cm" svg:y="1.15cm">
          <draw:text-box>
            <text:p text:style-name="P13"><text:span text:style-name="T7">Fl</text:span><text:span text:style-name="T7">ow </text:span><text:span text:style-name="T7">ch</text:span><text:span text:style-name="T7">art </text:span></text:p>
            <text:p text:style-name="P14"><text:span text:style-name="T8">for </text:span><text:span text:style-name="T9">fun</text:span><text:span text:style-name="T9">cti</text:span><text:span text:style-name="T9">on</text:span></text:p>
            <text:p text:style-name="P13"><text:span text:style-name="T9">“</text:span><text:span text:style-name="T9">_</text:span><text:span text:style-name="T9">Val</text:span><text:span text:style-name="T9">ida</text:span><text:span text:style-name="T9">te</text:span><text:span text:style-name="T9">Filt</text:span><text:span text:style-name="T9">er(</text:span><text:span text:style-name="T9">)” </text:span></text:p>
            <text:p text:style-name="P13"><text:span text:style-name="T1">(“co</text:span><text:span text:style-name="T1">mp</text:span><text:span text:style-name="T1">are </text:span><text:span text:style-name="T1">wit</text:span><text:span text:style-name="T1">h </text:span><text:span text:style-name="T1">dat</text:span><text:span text:style-name="T1">es” </text:span><text:span text:style-name="T1">sec</text:span><text:span text:style-name="T1">tion </text:span><text:span text:style-name="T1">onl</text:span><text:span text:style-name="T1">y)</text:span></text:p>
          </draw:text-box>
        </draw:frame>
        <draw:custom-shape draw:style-name="gr66" draw:text-style-name="P4" xml:id="id8" draw:id="id8" draw:layer="layout" svg:width="3.797cm" svg:height="2.845cm" svg:x="8.71cm" svg:y="11.5cm">
          <text:p text:style-name="P3"><text:span text:style-name="T2">S</text:span><text:span text:style-name="T2">t</text:span><text:span text:style-name="T2">a</text:span><text:span text:style-name="T2">r</text:span><text:span text:style-name="T2">t </text:span><text:span text:style-name="T2">d</text:span><text:span text:style-name="T2">a</text:span><text:span text:style-name="T2">t</text:span><text:span text:style-name="T2">e</text:span></text:p>
          <text:p text:style-name="P3"><text:span text:style-name="T2">&gt;</text:span></text:p>
          <text:p text:style-name="P3"><text:span text:style-name="T2">e</text:span><text:span text:style-name="T2">n</text:span><text:span text:style-name="T2">d</text:span><text:span text:style-name="T2"> </text:span><text:span text:style-name="T2">d</text:span><text:span text:style-name="T2">a</text:span><text:span text:style-name="T2">t</text:span><text:span text:style-name="T2">e</text:span><text:span text:style-name="T2">?</text:span></text:p>
          <draw:enhanced-geometry svg:viewBox="0 0 21600 21600" draw:mirror-horizontal="tru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67" draw:text-style-name="P5" draw:layer="layout" draw:type="line" svg:x1="10.61cm" svg:y1="14.345cm" svg:x2="10.595cm" svg:y2="15.1cm" draw:start-shape="id8" draw:start-glue-point="6" draw:end-shape="id4" draw:end-glue-point="4" svg:d="M10610 14345l-15 755" svg:viewBox="0 0 16 756">
          <text:p/>
        </draw:connector>
        <draw:custom-shape draw:style-name="gr5" draw:text-style-name="P1" draw:layer="layout" svg:width="1.25cm" svg:height="0.5cm" svg:x="10.5cm" svg:y="14.4cm">
          <text:p text:style-name="P1"><text:span text:style-name="T4">No</text:span></text:p>
          <draw:enhanced-geometry svg:viewBox="0 0 21600 21600" draw:type="rectangle" draw:enhanced-path="M 0 0 L 21600 0 21600 21600 0 21600 0 0 Z N"/>
        </draw:custom-shape>
        <draw:custom-shape draw:style-name="gr4" draw:text-style-name="P6" xml:id="id43" draw:id="id43" draw:layer="layout" svg:width="0.5cm" svg:height="0.5cm" svg:x="1.852cm" svg:y="12.702cm">
          <text:p/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68" draw:text-style-name="P5" draw:layer="layout" draw:type="line" svg:x1="8.711cm" svg:y1="12.923cm" svg:x2="2.352cm" svg:y2="12.952cm" draw:start-shape="id8" draw:start-glue-point="7" draw:end-shape="id43" draw:end-glue-point="10" svg:d="M8711 12923l-6359 29" svg:viewBox="0 0 6360 30">
          <text:p/>
        </draw:connector>
        <draw:custom-shape draw:style-name="gr5" draw:text-style-name="P1" draw:layer="layout" svg:width="1.25cm" svg:height="0.5cm" svg:x="7.6cm" svg:y="12.4cm">
          <text:p text:style-name="P1"><text:span text:style-name="T3">Yes</text:span></text:p>
          <draw:enhanced-geometry svg:viewBox="0 0 21600 21600" draw:type="rectangle" draw:enhanced-path="M 0 0 L 21600 0 21600 21600 0 21600 0 0 Z N"/>
        </draw:custom-shape>
        <draw:connector draw:style-name="gr69" draw:text-style-name="P5" draw:layer="layout" draw:type="line" svg:x1="2.102cm" svg:y1="13.202cm" svg:x2="2.101cm" svg:y2="16.801cm" draw:start-shape="id43" draw:start-glue-point="8" draw:end-shape="id6" draw:end-glue-point="4" svg:d="M2102 13202l-1 3599" svg:viewBox="0 0 2 3600">
          <text:p/>
        </draw:connector>
        <draw:connector draw:style-name="gr70" draw:text-style-name="P5" draw:layer="layout" draw:type="line" svg:x1="10.595cm" svg:y1="8.745cm" svg:x2="10.602cm" svg:y2="10.302cm" draw:start-shape="id3" draw:start-glue-point="6" draw:end-shape="id7" draw:end-glue-point="4" svg:d="M10595 8745l7 1557" svg:viewBox="0 0 8 1558">
          <text:p/>
        </draw:connector>
        <draw:connector draw:style-name="gr71" draw:text-style-name="P5" draw:layer="layout" draw:type="line" svg:x1="7.238cm" svg:y1="9.55cm" svg:x2="7.203cm" svg:y2="10.303cm" draw:start-shape="id11" draw:start-glue-point="6" draw:end-shape="id9" draw:end-glue-point="4" svg:d="M7238 9550l-35 753" svg:viewBox="0 0 36 754">
          <text:p/>
        </draw:connector>
        <draw:custom-shape draw:style-name="gr72" draw:text-style-name="P4" xml:id="id19" draw:id="id19" draw:layer="layout" svg:width="3.786cm" svg:height="2.845cm" svg:x="14.1cm" svg:y="24.6cm">
          <text:p text:style-name="P3"><text:span text:style-name="T2">Filt</text:span><text:span text:style-name="T2">er </text:span><text:span text:style-name="T2">yea</text:span><text:span text:style-name="T2">r</text:span></text:p>
          <text:p text:style-name="P3"><text:span text:style-name="T2">=</text:span></text:p>
          <text:p text:style-name="P3"><text:span text:style-name="T2">end </text:span><text:span text:style-name="T2">yea</text:span><text:span text:style-name="T2">r?</text:span></text:p>
          <draw:enhanced-geometry svg:viewBox="0 0 21600 21600" draw:mirror-horizontal="tru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73" draw:text-style-name="P5" draw:layer="layout" draw:type="line" svg:x1="17.886cm" svg:y1="26.023cm" svg:x2="19.354cm" svg:y2="26.054cm" draw:start-shape="id19" draw:start-glue-point="5" draw:end-shape="id27" draw:end-glue-point="6" svg:d="M17886 26023l1468 31" svg:viewBox="0 0 1469 32">
          <text:p/>
        </draw:connector>
        <draw:custom-shape draw:style-name="gr5" draw:text-style-name="P1" draw:layer="layout" svg:width="1.25cm" svg:height="0.5cm" svg:x="17.7cm" svg:y="25.5cm">
          <text:p text:style-name="P1"><text:span text:style-name="T4">No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1.25cm" svg:height="0.5cm" svg:x="15.9cm" svg:y="27.7cm">
          <text:p text:style-name="P9"><text:span text:style-name="T3">Y</text:span><text:span text:style-name="T3">e</text:span><text:span text:style-name="T3">s</text:span></text:p>
          <draw:enhanced-geometry svg:viewBox="0 0 21600 21600" draw:type="rectangle" draw:enhanced-path="M 0 0 L 21600 0 21600 21600 0 21600 0 0 Z N"/>
        </draw:custom-shape>
        <draw:custom-shape draw:style-name="gr4" draw:text-style-name="P6" xml:id="id16" draw:id="id16" draw:layer="layout" svg:width="0.5cm" svg:height="0.5cm" svg:x="10.351cm" svg:y="28.304cm">
          <text:p/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74" draw:text-style-name="P5" draw:layer="layout" draw:type="line" svg:x1="10.595cm" svg:y1="27.445cm" svg:x2="10.601cm" svg:y2="28.304cm" draw:start-shape="id18" draw:start-glue-point="6" draw:end-shape="id16" draw:end-glue-point="4" svg:d="M10595 27445l6 859" svg:viewBox="0 0 7 860">
          <text:p/>
        </draw:connector>
        <draw:custom-shape draw:style-name="gr4" draw:text-style-name="P6" xml:id="id44" draw:id="id44" draw:layer="layout" svg:width="0.5cm" svg:height="0.5cm" svg:x="15.752cm" svg:y="28.305cm">
          <text:p/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75" draw:text-style-name="P5" draw:layer="layout" draw:type="line" svg:x1="15.994cm" svg:y1="27.445cm" svg:x2="16.002cm" svg:y2="28.305cm" draw:start-shape="id19" draw:start-glue-point="6" draw:end-shape="id44" draw:end-glue-point="4" svg:d="M15994 27445l8 860" svg:viewBox="0 0 9 861">
          <text:p/>
        </draw:connector>
        <draw:connector draw:style-name="gr76" draw:text-style-name="P5" draw:layer="layout" draw:type="line" svg:x1="15.752cm" svg:y1="28.555cm" svg:x2="10.851cm" svg:y2="28.554cm" draw:start-shape="id44" draw:start-glue-point="6" draw:end-shape="id16" draw:end-glue-point="10" svg:d="M15752 28555l-4901-1" svg:viewBox="0 0 4902 2">
          <text:p/>
        </draw:connector>
        <draw:custom-shape draw:style-name="gr77" draw:text-style-name="P4" xml:id="id26" draw:id="id26" draw:layer="layout" svg:width="4.498cm" svg:height="2.845cm" svg:x="13.748cm" svg:y="34.4cm">
          <text:p text:style-name="P3"><text:span text:style-name="T2">Filter </text:span><text:span text:style-name="T2">month</text:span></text:p>
          <text:p text:style-name="P3"><text:span text:style-name="T2">=</text:span></text:p>
          <text:p text:style-name="P3"><text:span text:style-name="T2">end </text:span><text:span text:style-name="T2">month?</text:span></text:p>
          <draw:enhanced-geometry svg:viewBox="0 0 21600 21600" draw:mirror-horizontal="tru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78" draw:text-style-name="P5" draw:layer="layout" draw:type="line" svg:x1="18.246cm" svg:y1="35.823cm" svg:x2="19.355cm" svg:y2="35.855cm" draw:start-shape="id26" draw:start-glue-point="5" draw:end-shape="id28" draw:end-glue-point="6" svg:d="M18246 35823l1109 32" svg:viewBox="0 0 1110 33">
          <text:p/>
        </draw:connector>
        <draw:custom-shape draw:style-name="gr5" draw:text-style-name="P1" draw:layer="layout" svg:width="1.25cm" svg:height="0.5cm" svg:x="18cm" svg:y="35.3cm">
          <text:p text:style-name="P1"><text:span text:style-name="T4">No</text:span></text:p>
          <draw:enhanced-geometry svg:viewBox="0 0 21600 21600" draw:type="rectangle" draw:enhanced-path="M 0 0 L 21600 0 21600 21600 0 21600 0 0 Z N"/>
        </draw:custom-shape>
        <draw:custom-shape draw:style-name="gr4" draw:text-style-name="P6" xml:id="id23" draw:id="id23" draw:layer="layout" svg:width="0.5cm" svg:height="0.5cm" svg:x="10.355cm" svg:y="38.305cm">
          <text:p/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79" draw:text-style-name="P5" draw:layer="layout" draw:type="line" svg:x1="10.605cm" svg:y1="38.805cm" svg:x2="10.607cm" svg:y2="39.7cm" draw:start-shape="id23" draw:start-glue-point="8" draw:end-shape="id29" draw:end-glue-point="4" svg:d="M10605 38805l2 895" svg:viewBox="0 0 3 896">
          <text:p/>
        </draw:connector>
        <draw:custom-shape draw:style-name="gr4" draw:text-style-name="P6" xml:id="id45" draw:id="id45" draw:layer="layout" svg:width="0.5cm" svg:height="0.5cm" svg:x="15.756cm" svg:y="38.306cm">
          <text:p/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80" draw:text-style-name="P5" draw:layer="layout" draw:type="line" svg:x1="15.998cm" svg:y1="37.245cm" svg:x2="16.006cm" svg:y2="38.306cm" draw:start-shape="id26" draw:start-glue-point="6" draw:end-shape="id45" draw:end-glue-point="4" svg:d="M15998 37245l8 1061" svg:viewBox="0 0 9 1062">
          <text:p/>
        </draw:connector>
        <draw:connector draw:style-name="gr81" draw:text-style-name="P5" draw:layer="layout" draw:type="line" svg:x1="15.756cm" svg:y1="38.556cm" svg:x2="10.855cm" svg:y2="38.555cm" draw:start-shape="id45" draw:start-glue-point="6" draw:end-shape="id23" draw:end-glue-point="10" svg:d="M15756 38556l-4901-1" svg:viewBox="0 0 4902 2">
          <text:p/>
        </draw:connector>
        <draw:custom-shape draw:style-name="gr5" draw:text-style-name="P1" draw:layer="layout" svg:width="1.25cm" svg:height="0.5cm" svg:x="15.9cm" svg:y="37.4cm">
          <text:p text:style-name="P1"><text:span text:style-name="T3">Yes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JetBrains Mono" svg:font-family="'JetBrains Mono'" style:font-family-generic="moder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0" draw:display-name="Arrowheads 20" svg:viewBox="0 0 20 20" svg:d="M0 20l10-20 10 20z"/>
    <draw:marker draw:name="Arrowheads_20_26" draw:display-name="Arrowheads 26" svg:viewBox="0 0 20 20" svg:d="M0 20l10-20 10 20z"/>
    <draw:marker draw:name="Arrowheads_20_29" draw:display-name="Arrowheads 29" svg:viewBox="0 0 20 20" svg:d="M0 20l10-20 10 20z"/>
    <draw:marker draw:name="Arrowheads_20_3" draw:display-name="Arrowheads 3" svg:viewBox="0 0 20 20" svg:d="M0 20l10-20 10 20z"/>
    <draw:marker draw:name="Arrowheads_20_31" draw:display-name="Arrowheads 31" svg:viewBox="0 0 20 20" svg:d="M0 20l10-20 10 20z"/>
    <draw:marker draw:name="Arrowheads_20_32" draw:display-name="Arrowheads 32" svg:viewBox="0 0 20 20" svg:d="M0 20l10-20 10 20z"/>
    <draw:marker draw:name="Arrowheads_20_33" draw:display-name="Arrowheads 33" svg:viewBox="0 0 20 20" svg:d="M0 20l10-20 10 20z"/>
    <draw:marker draw:name="Arrowheads_20_34" draw:display-name="Arrowheads 34" svg:viewBox="0 0 20 20" svg:d="M0 20l10-20 10 20z"/>
    <draw:marker draw:name="Arrowheads_20_36" draw:display-name="Arrowheads 36" svg:viewBox="0 0 20 20" svg:d="M0 20l10-20 10 20z"/>
    <draw:marker draw:name="Arrowheads_20_37" draw:display-name="Arrowheads 37" svg:viewBox="0 0 20 20" svg:d="M0 20l10-20 10 20z"/>
    <draw:marker draw:name="Arrowheads_20_38" draw:display-name="Arrowheads 38" svg:viewBox="0 0 20 20" svg:d="M0 20l10-20 10 20z"/>
    <draw:marker draw:name="Arrowheads_20_40" draw:display-name="Arrowheads 40" svg:viewBox="0 0 20 20" svg:d="M0 20l10-20 10 20z"/>
    <draw:marker draw:name="Arrowheads_20_41" draw:display-name="Arrowheads 41" svg:viewBox="0 0 20 20" svg:d="M0 20l10-20 10 20z"/>
    <draw:marker draw:name="Arrowheads_20_42" draw:display-name="Arrowheads 42" svg:viewBox="0 0 20 20" svg:d="M0 20l10-20 10 20z"/>
    <draw:marker draw:name="Arrowheads_20_43" draw:display-name="Arrowheads 43" svg:viewBox="0 0 20 20" svg:d="M0 20l10-20 10 20z"/>
    <draw:marker draw:name="Arrowheads_20_44" draw:display-name="Arrowheads 44" svg:viewBox="0 0 20 20" svg:d="M0 20l10-20 10 20z"/>
    <draw:marker draw:name="Arrowheads_20_45" draw:display-name="Arrowheads 45" svg:viewBox="0 0 20 20" svg:d="M0 20l10-20 10 20z"/>
    <draw:marker draw:name="Arrowheads_20_46" draw:display-name="Arrowheads 46" svg:viewBox="0 0 20 20" svg:d="M0 20l10-20 10 20z"/>
    <draw:marker draw:name="Arrowheads_20_47" draw:display-name="Arrowheads 47" svg:viewBox="0 0 20 20" svg:d="M0 20l10-20 10 20z"/>
    <draw:marker draw:name="Arrowheads_20_48" draw:display-name="Arrowheads 48" svg:viewBox="0 0 20 20" svg:d="M0 20l10-20 10 20z"/>
    <draw:marker draw:name="Arrowheads_20_49" draw:display-name="Arrowheads 49" svg:viewBox="0 0 20 20" svg:d="M0 20l10-20 10 20z"/>
    <draw:marker draw:name="Arrowheads_20_50" draw:display-name="Arrowheads 50" svg:viewBox="0 0 20 20" svg:d="M0 20l10-20 10 20z"/>
    <draw:marker draw:name="Arrowheads_20_53" draw:display-name="Arrowheads 53" svg:viewBox="0 0 20 20" svg:d="M0 20l10-20 10 20z"/>
    <draw:marker draw:name="Arrowheads_20_54" draw:display-name="Arrowheads 54" svg:viewBox="0 0 20 20" svg:d="M0 20l10-20 10 20z"/>
    <draw:marker draw:name="Arrowheads_20_56" draw:display-name="Arrowheads 56" svg:viewBox="0 0 20 20" svg:d="M0 20l10-20 10 20z"/>
    <draw:marker draw:name="Arrowheads_20_57" draw:display-name="Arrowheads 57" svg:viewBox="0 0 20 20" svg:d="M0 20l10-20 10 20z"/>
    <draw:marker draw:name="Arrowheads_20_58" draw:display-name="Arrowheads 58" svg:viewBox="0 0 20 20" svg:d="M0 20l10-20 10 20z"/>
    <draw:marker draw:name="Arrowheads_20_59" draw:display-name="Arrowheads 59" svg:viewBox="0 0 20 20" svg:d="M0 20l10-20 10 20z"/>
    <draw:marker draw:name="Arrowheads_20_60" draw:display-name="Arrowheads 60" svg:viewBox="0 0 20 20" svg:d="M0 20l10-20 10 20z"/>
    <draw:marker draw:name="Arrowheads_20_61" draw:display-name="Arrowheads 61" svg:viewBox="0 0 20 20" svg:d="M0 20l10-20 10 20z"/>
    <draw:marker draw:name="Arrowheads_20_62" draw:display-name="Arrowheads 62" svg:viewBox="0 0 20 20" svg:d="M0 20l10-20 10 20z"/>
    <draw:marker draw:name="Arrowheads_20_63" draw:display-name="Arrowheads 63" svg:viewBox="0 0 20 20" svg:d="M0 20l10-20 10 20z"/>
    <draw:marker draw:name="Arrowheads_20_64" draw:display-name="Arrowheads 64" svg:viewBox="0 0 20 20" svg:d="M0 20l10-20 10 20z"/>
    <draw:marker draw:name="Arrowheads_20_65" draw:display-name="Arrowheads 65" svg:viewBox="0 0 20 20" svg:d="M0 20l10-20 10 20z"/>
    <draw:marker draw:name="Arrowheads_20_66" draw:display-name="Arrowheads 66" svg:viewBox="0 0 20 20" svg:d="M0 20l10-20 10 20z"/>
    <draw:marker draw:name="Arrowheads_20_67" draw:display-name="Arrowheads 67" svg:viewBox="0 0 20 20" svg:d="M0 20l10-20 10 20z"/>
    <draw:marker draw:name="Arrowheads_20_68" draw:display-name="Arrowheads 68" svg:viewBox="0 0 20 20" svg:d="M0 20l10-20 10 20z"/>
    <draw:marker draw:name="Arrowheads_20_69" draw:display-name="Arrowheads 69" svg:viewBox="0 0 20 20" svg:d="M0 20l10-20 10 20z"/>
    <draw:marker draw:name="Arrowheads_20_70" draw:display-name="Arrowheads 70" svg:viewBox="0 0 20 20" svg:d="M0 20l10-20 10 20z"/>
    <draw:marker draw:name="Arrowheads_20_71" draw:display-name="Arrowheads 71" svg:viewBox="0 0 20 20" svg:d="M0 20l10-20 10 20z"/>
    <draw:marker draw:name="Arrowheads_20_72" draw:display-name="Arrowheads 72" svg:viewBox="0 0 20 20" svg:d="M0 20l10-20 10 20z"/>
    <draw:marker draw:name="Arrowheads_20_73" draw:display-name="Arrowheads 73" svg:viewBox="0 0 20 20" svg:d="M0 20l10-20 10 20z"/>
    <draw:marker draw:name="Arrowheads_20_74" draw:display-name="Arrowheads 74" svg:viewBox="0 0 20 20" svg:d="M0 20l10-20 10 20z"/>
    <draw:marker draw:name="Arrowheads_20_75" draw:display-name="Arrowheads 75" svg:viewBox="0 0 20 20" svg:d="M0 20l10-20 10 20z"/>
    <draw:marker draw:name="Arrowheads_20_76" draw:display-name="Arrowheads 76" svg:viewBox="0 0 20 20" svg:d="M0 20l10-20 10 20z"/>
    <draw:marker draw:name="Arrowheads_20_77" draw:display-name="Arrowheads 77" svg:viewBox="0 0 20 20" svg:d="M0 20l10-20 10 20z"/>
    <draw:marker draw:name="Arrowheads_20_78" draw:display-name="Arrowheads 78" svg:viewBox="0 0 20 20" svg:d="M0 20l10-20 10 20z"/>
    <draw:marker draw:name="Arrowheads_20_79" draw:display-name="Arrowheads 79" svg:viewBox="0 0 20 20" svg:d="M0 20l10-20 10 20z"/>
    <draw:marker draw:name="Arrowheads_20_9" draw:display-name="Arrowheads 9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000000" draw:marker-start-width="0.2cm" draw:marker-start-center="false" draw:marker-end-width="0.2cm" draw:marker-end-center="false" draw:fill="none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2cm" fo:page-height="5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8-18T20:21:58.776649149</meta:creation-date>
    <meta:generator>LibreOffice/7.3.7.2$Linux_X86_64 LibreOffice_project/30$Build-2</meta:generator>
    <dc:date>2024-08-19T10:45:07.322784462</dc:date>
    <meta:editing-duration>PT1H56M24S</meta:editing-duration>
    <meta:editing-cycles>34</meta:editing-cycles>
    <meta:document-statistic meta:object-count="134"/>
  </office:meta>
</office:document-meta>
</file>